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tyle="italic" style:font-style-asian="italic" style:font-style-complex="italic"/>
    </style:style>
    <style:style style:name="T3_2" style:family="text">
      <style:text-properties fo:font-style="italic" style:font-style-asian="italic" style:font-style-complex="italic"/>
    </style:style>
    <style:style style:name="T3_3" style:family="text">
      <style:text-properties fo:font-style="italic" style:font-style-asian="italic" style:font-style-complex="italic"/>
    </style:style>
    <style:style style:name="T3_4" style:family="text">
      <style:text-properties fo:font-style="italic" style:font-style-asian="italic" style:font-style-complex="italic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>
      <style:text-properties fo:font-style="italic" style:font-style-asian="italic" style:font-style-complex="italic"/>
    </style:style>
    <style:style style:name="T3_9" style:family="text">
      <style:text-properties fo:font-style="italic" style:font-style-asian="italic" style:font-style-complex="italic"/>
    </style:style>
    <style:style style:name="T3_10" style:family="text">
      <style:text-properties fo:font-style="italic" style:font-style-asian="italic" style:font-style-complex="italic"/>
    </style:style>
    <style:style style:name="T3_11" style:family="text">
      <style:text-properties fo:font-style="italic" style:font-style-asian="italic" style:font-style-complex="italic"/>
    </style:style>
    <style:style style:name="T3_12" style:family="text">
      <style:text-properties fo:font-style="italic" style:font-style-asian="italic" style:font-style-complex="italic"/>
    </style:style>
    <style:style style:name="T3_13" style:family="text">
      <style:text-properties fo:font-style="italic" style:font-style-asian="italic" style:font-style-complex="italic"/>
    </style:style>
    <style:style style:name="T3_14" style:family="text">
      <style:text-properties fo:font-style="italic" style:font-style-asian="italic" style:font-style-complex="italic"/>
    </style:style>
    <style:style style:name="T3_15" style:family="text">
      <style:text-properties fo:font-style="italic" style:font-style-asian="italic" style:font-style-complex="italic"/>
    </style:style>
    <style:style style:name="T3_16" style:family="text">
      <style:text-properties fo:font-style="italic" style:font-style-asian="italic" style:font-style-complex="italic"/>
    </style:style>
    <style:style style:name="T3_17" style:family="text">
      <style:text-properties fo:font-style="italic" style:font-style-asian="italic" style:font-style-complex="italic"/>
    </style:style>
    <style:style style:name="T3_18" style:family="text">
      <style:text-properties fo:font-style="italic" style:font-style-asian="italic" style:font-style-complex="italic"/>
    </style:style>
    <style:style style:name="T3_19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>
      <style:text-properties fo:font-style="italic" style:font-style-asian="italic" style:font-style-complex="italic"/>
    </style:style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 style:parent-style-name="Standard"/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T8_6" style:family="text">
      <style:text-properties fo:font-size="10pt" style:font-size-asian="10pt" style:font-size-complex="10pt"/>
    </style:style>
    <style:style style:name="T8_7" style:family="text">
      <style:text-properties fo:font-size="10pt" style:font-size-asian="10pt" style:font-size-complex="10pt"/>
    </style:style>
    <style:style style:name="T8_8" style:family="text">
      <style:text-properties fo:font-size="10pt" style:font-size-asian="10pt" style:font-size-complex="10pt"/>
    </style:style>
    <style:style style:name="T8_9" style:family="text">
      <style:text-properties fo:font-size="10pt" style:font-size-asian="10pt" style:font-size-complex="10pt"/>
    </style:style>
    <style:style style:name="T8_10" style:family="text">
      <style:text-properties fo:font-size="10pt" style:font-size-asian="10pt" style:font-size-complex="10pt"/>
    </style:style>
    <style:style style:name="T8_11" style:family="text">
      <style:text-properties fo:font-size="10pt" style:font-size-asian="10pt" style:font-size-complex="10pt"/>
    </style:style>
    <style:style style:name="T8_12" style:family="text">
      <style:text-properties fo:font-size="10pt" style:font-size-asian="10pt" style:font-size-complex="10pt"/>
    </style:style>
    <style:style style:name="T8_13" style:family="text">
      <style:text-properties fo:font-size="10pt" style:font-size-asian="10pt" style:font-size-complex="10pt"/>
    </style:style>
    <style:style style:name="T8_14" style:family="text">
      <style:text-properties fo:font-size="10pt" style:font-size-asian="10pt" style:font-size-complex="10pt"/>
    </style:style>
    <style:style style:name="T8_15" style:family="text">
      <style:text-properties fo:font-size="10pt" style:font-size-asian="10pt" style:font-size-complex="10pt"/>
    </style:style>
    <style:style style:name="T8_16" style:family="text">
      <style:text-properties fo:font-size="10pt" style:font-size-asian="10pt" style:font-size-complex="10pt"/>
    </style:style>
    <style:style style:name="T8_17" style:family="text">
      <style:text-properties fo:font-size="10pt" style:font-size-asian="10pt" style:font-size-complex="10pt"/>
    </style:style>
    <style:style style:name="T8_18" style:family="text">
      <style:text-properties fo:font-size="10pt" style:font-size-asian="10pt" style:font-size-complex="10pt"/>
    </style:style>
    <style:style style:name="T8_19" style:family="text">
      <style:text-properties fo:font-size="10pt" style:font-size-asian="10pt" style:font-size-complex="10pt"/>
    </style:style>
    <style:style style:name="T8_20" style:family="text">
      <style:text-properties fo:font-size="10pt" style:font-size-asian="10pt" style:font-size-complex="10pt"/>
    </style:style>
    <style:style style:name="T8_21" style:family="text">
      <style:text-properties fo:font-size="10pt" style:font-size-asian="10pt" style:font-size-complex="10pt"/>
    </style:style>
    <style:style style:name="T8_22" style:family="text">
      <style:text-properties fo:font-size="10pt" style:font-size-asian="10pt" style:font-size-complex="10pt"/>
    </style:style>
    <style:style style:name="T8_23" style:family="text">
      <style:text-properties fo:font-size="10pt" style:font-size-asian="10pt" style:font-size-complex="10pt"/>
    </style:style>
    <style:style style:name="T8_24" style:family="text">
      <style:text-properties fo:font-size="10pt" style:font-size-asian="10pt" style:font-size-complex="10pt"/>
    </style:style>
    <style:style style:name="T8_25" style:family="text">
      <style:text-properties fo:font-size="10pt" style:font-size-asian="10pt" style:font-size-complex="10pt"/>
    </style:style>
    <style:style style:name="T8_26" style:family="text">
      <style:text-properties fo:font-size="10pt" style:font-size-asian="10pt" style:font-size-complex="10pt"/>
    </style:style>
    <style:style style:name="T8_27" style:family="text">
      <style:text-properties fo:font-size="10pt" style:font-size-asian="10pt" style:font-size-complex="10pt"/>
    </style:style>
    <style:style style:name="T8_28" style:family="text">
      <style:text-properties fo:font-size="10pt" style:font-size-asian="10pt" style:font-size-complex="10pt"/>
    </style:style>
    <style:style style:name="T8_29" style:family="text">
      <style:text-properties fo:font-size="10pt" style:font-size-asian="10pt" style:font-size-complex="10pt"/>
    </style:style>
    <style:style style:name="T8_30" style:family="text">
      <style:text-properties fo:font-size="10pt" style:font-size-asian="10pt" style:font-size-complex="10pt"/>
    </style:style>
    <style:style style:name="T8_31" style:family="text">
      <style:text-properties fo:font-size="10pt" style:font-size-asian="10pt" style:font-size-complex="10pt"/>
    </style:style>
    <style:style style:name="T8_32" style:family="text">
      <style:text-properties fo:font-size="10pt" style:font-size-asian="10pt" style:font-size-complex="10pt"/>
    </style:style>
    <style:style style:name="T8_33" style:family="text">
      <style:text-properties fo:font-size="10pt" style:font-size-asian="10pt" style:font-size-complex="10pt"/>
    </style:style>
    <style:style style:name="T8_34" style:family="text">
      <style:text-properties fo:font-size="10pt" style:font-size-asian="10pt" style:font-size-complex="10pt"/>
    </style:style>
    <style:style style:name="T8_35" style:family="text">
      <style:text-properties fo:font-size="10pt" style:font-size-asian="10pt" style:font-size-complex="10pt"/>
    </style:style>
    <style:style style:name="T8_36" style:family="text">
      <style:text-properties fo:font-size="10pt" style:font-size-asian="10pt" style:font-size-complex="10pt"/>
    </style:style>
    <style:style style:name="T8_37" style:family="text">
      <style:text-properties fo:font-size="10pt" style:font-size-asian="10pt" style:font-size-complex="10pt"/>
    </style:style>
    <style:style style:name="T8_38" style:family="text">
      <style:text-properties fo:font-size="10pt" style:font-size-asian="10pt" style:font-size-complex="10pt"/>
    </style:style>
    <style:style style:name="T8_39" style:family="text">
      <style:text-properties fo:font-size="10pt" style:font-size-asian="10pt" style:font-size-complex="10pt"/>
    </style:style>
    <style:style style:name="T8_40" style:family="text">
      <style:text-properties fo:font-size="10pt" style:font-size-asian="10pt" style:font-size-complex="10pt"/>
    </style:style>
    <style:style style:name="T8_41" style:family="text">
      <style:text-properties fo:font-size="10pt" style:font-size-asian="10pt" style:font-size-complex="10pt"/>
    </style:style>
    <style:style style:name="T8_42" style:family="text">
      <style:text-properties fo:font-size="10pt" style:font-size-asian="10pt" style:font-size-complex="10pt"/>
    </style:style>
    <style:style style:name="T8_43" style:family="text">
      <style:text-properties fo:font-size="10pt" style:font-size-asian="10pt" style:font-size-complex="10pt"/>
    </style:style>
    <style:style style:name="T8_44" style:family="text">
      <style:text-properties fo:font-size="10pt" style:font-size-asian="10pt" style:font-size-complex="10pt"/>
    </style:style>
    <style:style style:name="T8_45" style:family="text">
      <style:text-properties fo:font-size="10pt" style:font-size-asian="10pt" style:font-size-complex="10pt"/>
    </style:style>
    <style:style style:name="T8_46" style:family="text">
      <style:text-properties fo:font-size="10pt" style:font-size-asian="10pt" style:font-size-complex="10pt"/>
    </style:style>
    <style:style style:name="T8_47" style:family="text">
      <style:text-properties fo:font-size="10pt" style:font-size-asian="10pt" style:font-size-complex="10pt"/>
    </style:style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>
      <style:text-properties fo:font-style="italic" style:font-style-asian="italic" style:font-style-complex="italic"/>
    </style:style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>
      <style:text-properties fo:color="#1155cc" style:text-underline-style="solid" style:text-underline-color="font-color"/>
    </style:style>
    <style:style style:name="T18_127" style:family="text"/>
    <style:style style:name="T18_128" style:family="text">
      <style:text-properties fo:color="#1155cc" style:text-underline-style="solid" style:text-underline-color="font-color"/>
    </style:style>
    <style:style style:name="T18_129" style:family="text"/>
    <style:style style:name="T18_130" style:family="text">
      <style:text-properties fo:color="#1155cc" style:text-underline-style="solid" style:text-underline-color="font-color"/>
    </style:style>
    <style:style style:name="T18_131" style:family="text"/>
    <style:style style:name="T18_132" style:family="text">
      <style:text-properties fo:color="#1155cc" style:text-underline-style="solid" style:text-underline-color="font-color"/>
    </style:style>
    <style:style style:name="T18_133" style:family="text"/>
    <style:style style:name="T18_134" style:family="text">
      <style:text-properties fo:color="#1155cc" style:text-underline-style="solid" style:text-underline-color="font-color"/>
    </style:style>
    <style:style style:name="T18_135" style:family="text"/>
    <style:style style:name="T18_136" style:family="text">
      <style:text-properties fo:color="#1155cc" style:text-underline-style="solid" style:text-underline-color="font-color"/>
    </style:style>
    <style:style style:name="T18_137" style:family="text"/>
    <style:style style:name="T18_138" style:family="text">
      <style:text-properties fo:color="#1155cc" style:text-underline-style="solid" style:text-underline-color="font-color"/>
    </style:style>
    <style:style style:name="T18_139" style:family="text"/>
    <style:style style:name="T18_140" style:family="text">
      <style:text-properties fo:color="#1155cc" style:text-underline-style="solid" style:text-underline-color="font-color"/>
    </style:style>
    <style:style style:name="T18_141" style:family="text"/>
    <style:style style:name="T18_142" style:family="text">
      <style:text-properties fo:color="#1155cc" style:text-underline-style="solid" style:text-underline-color="font-color"/>
    </style:style>
    <style:style style:name="T18_143" style:family="text"/>
    <style:style style:name="T18_144" style:family="text">
      <style:text-properties fo:color="#1155cc" style:text-underline-style="solid" style:text-underline-color="font-color"/>
    </style:style>
    <style:style style:name="T18_145" style:family="text"/>
    <style:style style:name="T18_146" style:family="text">
      <style:text-properties fo:color="#1155cc" style:text-underline-style="solid" style:text-underline-color="font-color"/>
    </style:style>
    <style:style style:name="T18_147" style:family="text"/>
    <style:style style:name="T18_148" style:family="text">
      <style:text-properties fo:color="#1155cc" style:text-underline-style="solid" style:text-underline-color="font-color"/>
    </style:style>
    <style:style style:name="T18_149" style:family="text"/>
    <style:style style:name="T18_150" style:family="text">
      <style:text-properties fo:color="#1155cc" style:text-underline-style="solid" style:text-underline-color="font-color"/>
    </style:style>
    <style:style style:name="T18_151" style:family="text"/>
    <style:style style:name="T18_152" style:family="text">
      <style:text-properties fo:color="#1155cc" style:text-underline-style="solid" style:text-underline-color="font-color"/>
    </style:style>
    <style:style style:name="T18_153" style:family="text"/>
    <style:style style:name="T18_154" style:family="text">
      <style:text-properties fo:color="#1155cc" style:text-underline-style="solid" style:text-underline-color="font-color"/>
    </style:style>
    <style:style style:name="T18_155" style:family="text"/>
    <style:style style:name="T18_156" style:family="text">
      <style:text-properties fo:color="#1155cc" style:text-underline-style="solid" style:text-underline-color="font-color"/>
    </style:style>
    <style:style style:name="T18_157" style:family="text"/>
    <style:style style:name="T18_158" style:family="text">
      <style:text-properties fo:color="#1155cc" style:text-underline-style="solid" style:text-underline-color="font-color"/>
    </style:style>
    <style:style style:name="T18_159" style:family="text"/>
    <style:style style:name="T18_160" style:family="text">
      <style:text-properties fo:color="#1155cc" style:text-underline-style="solid" style:text-underline-color="font-color"/>
    </style:style>
    <style:style style:name="T18_161" style:family="text"/>
    <style:style style:name="T18_162" style:family="text">
      <style:text-properties fo:color="#1155cc" style:text-underline-style="solid" style:text-underline-color="font-color"/>
    </style:style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T18_191" style:family="text"/>
    <style:style style:name="T18_192" style:family="text"/>
    <style:style style:name="T18_193" style:family="text"/>
    <style:style style:name="T18_194" style:family="text"/>
    <style:style style:name="T18_195" style:family="text"/>
    <style:style style:name="T18_196" style:family="text"/>
    <style:style style:name="T18_197" style:family="text"/>
    <style:style style:name="T18_198" style:family="text"/>
    <style:style style:name="T18_199" style:family="text"/>
    <style:style style:name="T18_200" style:family="text"/>
    <style:style style:name="T18_201" style:family="text"/>
    <style:style style:name="T18_202" style:family="text"/>
    <style:style style:name="T18_203" style:family="text"/>
    <style:style style:name="T18_204" style:family="text"/>
    <style:style style:name="T18_205" style:family="text"/>
    <style:style style:name="T18_206" style:family="text"/>
    <style:style style:name="T18_207" style:family="text"/>
    <style:style style:name="T18_208" style:family="text"/>
    <style:style style:name="T18_209" style:family="text"/>
    <style:style style:name="T18_210" style:family="text"/>
    <style:style style:name="T18_211" style:family="text"/>
    <style:style style:name="T18_212" style:family="text"/>
    <style:style style:name="T18_213" style:family="text"/>
    <style:style style:name="T18_214" style:family="text"/>
    <style:style style:name="T18_215" style:family="text"/>
    <style:style style:name="T18_216" style:family="text"/>
    <style:style style:name="T18_217" style:family="text"/>
    <style:style style:name="T18_218" style:family="text"/>
    <style:style style:name="T18_219" style:family="text"/>
    <style:style style:name="T18_220" style:family="text">
      <style:text-properties fo:font-style="italic" style:font-style-asian="italic" style:font-style-complex="italic"/>
    </style:style>
    <style:style style:name="T18_221" style:family="text">
      <style:text-properties fo:font-style="italic" style:font-style-asian="italic" style:font-style-complex="italic"/>
    </style:style>
    <style:style style:name="T18_222" style:family="text"/>
    <style:style style:name="T18_223" style:family="text"/>
    <style:style style:name="T18_224" style:family="text"/>
    <style:style style:name="T18_225" style:family="text"/>
    <style:style style:name="T18_226" style:family="text"/>
    <style:style style:name="T18_227" style:family="text"/>
    <style:style style:name="T18_228" style:family="text"/>
    <style:style style:name="T18_229" style:family="text"/>
    <style:style style:name="T18_230" style:family="text"/>
    <style:style style:name="T18_231" style:family="text"/>
    <style:style style:name="T18_232" style:family="text"/>
    <style:style style:name="T18_233" style:family="text"/>
    <style:style style:name="T18_234" style:family="text"/>
    <style:style style:name="T18_235" style:family="text"/>
    <style:style style:name="T18_236" style:family="text"/>
    <style:style style:name="T18_237" style:family="text"/>
    <style:style style:name="T18_238" style:family="text"/>
    <style:style style:name="T18_239" style:family="text"/>
    <style:style style:name="T18_240" style:family="text">
      <style:text-properties fo:font-style="italic" style:font-style-asian="italic" style:font-style-complex="italic"/>
    </style:style>
    <style:style style:name="T18_241" style:family="text"/>
    <style:style style:name="T18_242" style:family="text"/>
    <style:style style:name="T18_243" style:family="text"/>
    <style:style style:name="T18_244" style:family="text"/>
    <style:style style:name="T18_245" style:family="text"/>
    <style:style style:name="T18_246" style:family="text"/>
    <style:style style:name="T18_247" style:family="text"/>
    <style:style style:name="T18_248" style:family="text"/>
    <style:style style:name="T18_24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T24_165" style:family="text"/>
    <style:style style:name="T24_166" style:family="text"/>
    <style:style style:name="T24_167" style:family="text"/>
    <style:style style:name="T24_168" style:family="text"/>
    <style:style style:name="T24_169" style:family="text"/>
    <style:style style:name="T24_170" style:family="text"/>
    <style:style style:name="T24_171" style:family="text"/>
    <style:style style:name="T24_172" style:family="text"/>
    <style:style style:name="T24_173" style:family="text"/>
    <style:style style:name="T24_174" style:family="text"/>
    <style:style style:name="T24_175" style:family="text"/>
    <style:style style:name="T24_176" style:family="text"/>
    <style:style style:name="T24_177" style:family="text"/>
    <style:style style:name="T24_178" style:family="text"/>
    <style:style style:name="T24_179" style:family="text"/>
    <style:style style:name="T24_180" style:family="text"/>
    <style:style style:name="T24_181" style:family="text"/>
    <style:style style:name="T24_182" style:family="text">
      <style:text-properties fo:color="#1155cc" style:text-underline-style="solid" style:text-underline-color="font-color"/>
    </style:style>
    <style:style style:name="T24_183" style:family="text"/>
    <style:style style:name="T24_184" style:family="text">
      <style:text-properties fo:color="#1155cc" style:text-underline-style="solid" style:text-underline-color="font-color"/>
    </style:style>
    <style:style style:name="T24_185" style:family="text"/>
    <style:style style:name="T24_186" style:family="text">
      <style:text-properties fo:color="#1155cc" style:text-underline-style="solid" style:text-underline-color="font-color"/>
    </style:style>
    <style:style style:name="T24_187" style:family="text"/>
    <style:style style:name="T24_188" style:family="text">
      <style:text-properties fo:color="#1155cc" style:text-underline-style="solid" style:text-underline-color="font-color"/>
    </style:style>
    <style:style style:name="T24_189" style:family="text"/>
    <style:style style:name="T24_190" style:family="text">
      <style:text-properties fo:color="#1155cc" style:text-underline-style="solid" style:text-underline-color="font-color"/>
    </style:style>
    <style:style style:name="T24_191" style:family="text"/>
    <style:style style:name="T24_192" style:family="text">
      <style:text-properties fo:color="#1155cc" style:text-underline-style="solid" style:text-underline-color="font-color"/>
    </style:style>
    <style:style style:name="T24_193" style:family="text"/>
    <style:style style:name="T24_194" style:family="text">
      <style:text-properties fo:color="#1155cc" style:text-underline-style="solid" style:text-underline-color="font-color"/>
    </style:style>
    <style:style style:name="T24_195" style:family="text"/>
    <style:style style:name="T24_196" style:family="text">
      <style:text-properties fo:color="#1155cc" style:text-underline-style="solid" style:text-underline-color="font-color"/>
    </style:style>
    <style:style style:name="T24_197" style:family="text"/>
    <style:style style:name="T24_198" style:family="text">
      <style:text-properties fo:color="#1155cc" style:text-underline-style="solid" style:text-underline-color="font-color"/>
    </style:style>
    <style:style style:name="T24_199" style:family="text"/>
    <style:style style:name="T24_200" style:family="text">
      <style:text-properties fo:color="#1155cc" style:text-underline-style="solid" style:text-underline-color="font-color"/>
    </style:style>
    <style:style style:name="T24_201" style:family="text"/>
    <style:style style:name="T24_202" style:family="text">
      <style:text-properties fo:color="#1155cc" style:text-underline-style="solid" style:text-underline-color="font-color"/>
    </style:style>
    <style:style style:name="T24_203" style:family="text"/>
    <style:style style:name="T24_204" style:family="text">
      <style:text-properties fo:color="#1155cc" style:text-underline-style="solid" style:text-underline-color="font-color"/>
    </style:style>
    <style:style style:name="T24_205" style:family="text"/>
    <style:style style:name="T24_206" style:family="text">
      <style:text-properties fo:color="#1155cc" style:text-underline-style="solid" style:text-underline-color="font-color"/>
    </style:style>
    <style:style style:name="T24_207" style:family="text"/>
    <style:style style:name="T24_208" style:family="text"/>
    <style:style style:name="T24_209" style:family="text"/>
    <style:style style:name="T24_210" style:family="text"/>
    <style:style style:name="T24_211" style:family="text"/>
    <style:style style:name="T24_212" style:family="text"/>
    <style:style style:name="T24_213" style:family="text"/>
    <style:style style:name="T24_214" style:family="text"/>
    <style:style style:name="T24_215" style:family="text"/>
    <style:style style:name="T24_216" style:family="text"/>
    <style:style style:name="T24_217" style:family="text"/>
    <style:style style:name="T24_218" style:family="text"/>
    <style:style style:name="T24_219" style:family="text"/>
    <style:style style:name="T24_220" style:family="text"/>
    <style:style style:name="T24_221" style:family="text"/>
    <style:style style:name="T24_222" style:family="text"/>
    <style:style style:name="T24_223" style:family="text"/>
    <style:style style:name="T24_224" style:family="text"/>
    <style:style style:name="T24_225" style:family="text"/>
    <style:style style:name="T24_226" style:family="text"/>
    <style:style style:name="T24_227" style:family="text"/>
    <style:style style:name="T24_228" style:family="text"/>
    <style:style style:name="T24_229" style:family="text"/>
    <style:style style:name="T24_230" style:family="text"/>
    <style:style style:name="T24_231" style:family="text"/>
    <style:style style:name="T24_232" style:family="text"/>
    <style:style style:name="T24_233" style:family="text"/>
    <style:style style:name="T24_234" style:family="text"/>
    <style:style style:name="T24_235" style:family="text"/>
    <style:style style:name="T24_236" style:family="text"/>
    <style:style style:name="T24_237" style:family="text"/>
    <style:style style:name="T24_238" style:family="text"/>
    <style:style style:name="T24_239" style:family="text"/>
    <style:style style:name="T24_240" style:family="text"/>
    <style:style style:name="T24_241" style:family="text"/>
    <style:style style:name="T24_242" style:family="text"/>
    <style:style style:name="T24_243" style:family="text"/>
    <style:style style:name="T24_244" style:family="text"/>
    <style:style style:name="T24_245" style:family="text"/>
    <style:style style:name="T24_246" style:family="text"/>
    <style:style style:name="T24_247" style:family="text"/>
    <style:style style:name="T24_248" style:family="text"/>
    <style:style style:name="T24_249" style:family="text"/>
    <style:style style:name="T24_250" style:family="text"/>
    <style:style style:name="T24_251" style:family="text"/>
    <style:style style:name="T24_252" style:family="text"/>
    <style:style style:name="T24_253" style:family="text"/>
    <style:style style:name="T24_254" style:family="text"/>
    <style:style style:name="T24_255" style:family="text"/>
    <style:style style:name="T24_256" style:family="text"/>
    <style:style style:name="T24_257" style:family="text"/>
    <style:style style:name="T24_258" style:family="text"/>
    <style:style style:name="T24_259" style:family="text"/>
    <style:style style:name="T24_260" style:family="text"/>
    <style:style style:name="T24_261" style:family="text"/>
    <style:style style:name="T24_262" style:family="text"/>
    <style:style style:name="T24_263" style:family="text"/>
    <style:style style:name="T24_264" style:family="text"/>
    <style:style style:name="T24_265" style:family="text"/>
    <style:style style:name="T24_266" style:family="text"/>
    <style:style style:name="T24_267" style:family="text"/>
    <style:style style:name="T24_268" style:family="text"/>
    <style:style style:name="T24_269" style:family="text"/>
    <style:style style:name="T24_270" style:family="text"/>
    <style:style style:name="T24_271" style:family="text"/>
    <style:style style:name="T24_272" style:family="text"/>
    <style:style style:name="T24_273" style:family="text"/>
    <style:style style:name="T24_274" style:family="text"/>
    <style:style style:name="T24_275" style:family="text"/>
    <style:style style:name="T24_276" style:family="text"/>
    <style:style style:name="T24_277" style:family="text"/>
    <style:style style:name="T24_278" style:family="text"/>
    <style:style style:name="T24_279" style:family="text"/>
    <style:style style:name="T24_280" style:family="text"/>
    <style:style style:name="T24_281" style:family="text"/>
    <style:style style:name="T24_282" style:family="text"/>
    <style:style style:name="T24_283" style:family="text"/>
    <style:style style:name="T24_284" style:family="text"/>
    <style:style style:name="T24_285" style:family="text"/>
    <style:style style:name="T24_286" style:family="text"/>
    <style:style style:name="T24_287" style:family="text"/>
    <style:style style:name="T24_288" style:family="text"/>
    <style:style style:name="T24_289" style:family="text"/>
    <style:style style:name="T24_290" style:family="text"/>
    <style:style style:name="T24_291" style:family="text"/>
    <style:style style:name="T24_292" style:family="text"/>
    <style:style style:name="T24_293" style:family="text"/>
    <style:style style:name="T24_294" style:family="text"/>
    <style:style style:name="T24_295" style:family="text"/>
    <style:style style:name="T24_296" style:family="text"/>
    <style:style style:name="T24_297" style:family="text"/>
    <style:style style:name="T24_298" style:family="text"/>
    <style:style style:name="T24_299" style:family="text"/>
    <style:style style:name="T24_300" style:family="text"/>
    <style:style style:name="T24_301" style:family="text"/>
    <style:style style:name="T24_302" style:family="text"/>
    <style:style style:name="T24_303" style:family="text"/>
    <style:style style:name="T24_304" style:family="text"/>
    <style:style style:name="T24_305" style:family="text"/>
    <style:style style:name="T24_306" style:family="text"/>
    <style:style style:name="T24_307" style:family="text"/>
    <style:style style:name="T24_308" style:family="text"/>
    <style:style style:name="T24_309" style:family="text"/>
    <style:style style:name="T24_310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ree</text:span><text:span text:style-name="T1_2"><text:s/></text:span><text:span text:style-name="T1_3">Culture</text:span><text:span text:style-name="T1_4"><text:s/></text:span><text:span text:style-name="T1_5">in</text:span><text:span text:style-name="T1_6"><text:s/></text:span><text:span text:style-name="T1_7">an</text:span><text:span text:style-name="T1_8"><text:s/></text:span><text:span text:style-name="T1_9">Expensive</text:span><text:span text:style-name="T1_10"><text:s/></text:span><text:span text:style-name="T1_11">World</text:span></text:p>
      <text:p text:style-name="P2"/>
      <text:p text:style-name="P3"><text:span text:style-name="T3_1">“</text:span><text:span text:style-name="T3_2">Free</text:span><text:span text:style-name="T3_3"><text:s/></text:span><text:span text:style-name="T3_4">as</text:span><text:span text:style-name="T3_5"><text:s/></text:span><text:span text:style-name="T3_6">in</text:span><text:span text:style-name="T3_7"><text:s/></text:span><text:span text:style-name="T3_8">speech</text:span><text:span text:style-name="T3_9">,<text:s/></text:span><text:span text:style-name="T3_10">not</text:span><text:span text:style-name="T3_11"><text:s/></text:span><text:span text:style-name="T3_12">free</text:span><text:span text:style-name="T3_13"><text:s/></text:span><text:span text:style-name="T3_14">as</text:span><text:span text:style-name="T3_15"><text:s/></text:span><text:span text:style-name="T3_16">in</text:span><text:span text:style-name="T3_17"><text:s/></text:span><text:span text:style-name="T3_18">beer</text:span><text:span text:style-name="T3_19">.”</text:span></text:p>
      <text:p text:style-name="P4"/>
      <text:p text:style-name="P5"><text:span text:style-name="T5_1">How</text:span><text:span text:style-name="T5_2"><text:s/></text:span><text:span text:style-name="T5_3">many</text:span><text:span text:style-name="T5_4"><text:s/></text:span><text:span text:style-name="T5_5">times</text:span><text:span text:style-name="T5_6"><text:s/></text:span><text:span text:style-name="T5_7">have</text:span><text:span text:style-name="T5_8"><text:s/></text:span><text:span text:style-name="T5_9">you</text:span><text:span text:style-name="T5_10"><text:s/></text:span><text:span text:style-name="T5_11">heard</text:span><text:span text:style-name="T5_12"><text:s/></text:span><text:span text:style-name="T5_13">this</text:span><text:span text:style-name="T5_14"><text:s/></text:span><text:span text:style-name="T5_15">explanation</text:span><text:span text:style-name="T5_16"><text:s/></text:span><text:span text:style-name="T5_17">of</text:span><text:span text:style-name="T5_18"><text:s/></text:span><text:span text:style-name="T5_19">free</text:span><text:span text:style-name="T5_20"><text:s/></text:span><text:span text:style-name="T5_21">software</text:span><text:span text:style-name="T5_22">?<text:s text:c="2"/></text:span><text:span text:style-name="T5_23">It</text:span><text:span text:style-name="T5_24">’</text:span><text:span text:style-name="T5_25">s</text:span><text:span text:style-name="T5_26"><text:s/></text:span><text:span text:style-name="T5_27">cute</text:span><text:span text:style-name="T5_28">,<text:s/></text:span><text:span text:style-name="T5_29">catchy</text:span><text:span text:style-name="T5_30">,<text:s/></text:span><text:span text:style-name="T5_31">and</text:span><text:span text:style-name="T5_32"><text:s/></text:span><text:span text:style-name="T5_33">a</text:span><text:span text:style-name="T5_34"><text:s/></text:span><text:span text:style-name="T5_35">little</text:span><text:span text:style-name="T5_36"><text:s/></text:span><text:span text:style-name="T5_37">too</text:span><text:span text:style-name="T5_38"><text:s/></text:span><text:span text:style-name="T5_39">glib</text:span><text:span text:style-name="T5_40">.<text:s text:c="2"/></text:span><text:span text:style-name="T5_41">After</text:span><text:span text:style-name="T5_42"><text:s/></text:span><text:span text:style-name="T5_43">all</text:span><text:span text:style-name="T5_44">,<text:s/></text:span><text:span text:style-name="T5_45">nothing</text:span><text:span text:style-name="T5_46">’</text:span><text:span text:style-name="T5_47">s</text:span><text:span text:style-name="T5_48"><text:s/></text:span><text:span text:style-name="T5_49">ever</text:span><text:span text:style-name="T5_50"><text:s/></text:span><text:span text:style-name="T5_51">that</text:span><text:span text:style-name="T5_52"><text:s/></text:span><text:span text:style-name="T5_53">simple</text:span><text:span text:style-name="T5_54">.<text:s text:c="2"/></text:span><text:span text:style-name="T5_55">Free</text:span><text:span text:style-name="T5_56"><text:s/></text:span><text:span text:style-name="T5_57">software</text:span><text:span text:style-name="T5_58"><text:s/></text:span><text:span text:style-name="T5_59">may</text:span><text:span text:style-name="T5_60"><text:s/></text:span><text:span text:style-name="T5_61">have</text:span><text:span text:style-name="T5_62"><text:s/></text:span><text:span text:style-name="T5_63">a</text:span><text:span text:style-name="T5_64"><text:s/></text:span><text:span text:style-name="T5_65">precise</text:span><text:span text:style-name="T5_66"><text:s/></text:span><text:span text:style-name="T5_67">definition</text:span><text:span text:style-name="T5_68">,<text:s/></text:span><text:span text:style-name="T5_69">but</text:span><text:span text:style-name="T5_70"><text:s/></text:span><text:span text:style-name="T5_71">the</text:span><text:span text:style-name="T5_72"><text:s/></text:span><text:span text:style-name="T5_73">role</text:span><text:span text:style-name="T5_74"><text:s/></text:span><text:span text:style-name="T5_75">it</text:span><text:span text:style-name="T5_76"><text:s/></text:span><text:span text:style-name="T5_77">plays</text:span><text:span text:style-name="T5_78"><text:s/></text:span><text:span text:style-name="T5_79">in</text:span><text:span text:style-name="T5_80"><text:s/></text:span><text:span text:style-name="T5_81">our</text:span><text:span text:style-name="T5_82"><text:s/></text:span><text:span text:style-name="T5_83">society</text:span><text:span text:style-name="T5_84"><text:s/></text:span><text:span text:style-name="T5_85">is</text:span><text:span text:style-name="T5_86"><text:s/></text:span><text:span text:style-name="T5_87">hazy</text:span><text:span text:style-name="T5_88">.<text:s text:c="2"/></text:span><text:span text:style-name="T5_89">All</text:span><text:span text:style-name="T5_90"><text:s/></text:span><text:span text:style-name="T5_91">forms</text:span><text:span text:style-name="T5_92"><text:s/></text:span><text:span text:style-name="T5_93">of</text:span><text:span text:style-name="T5_94"><text:s/></text:span><text:span text:style-name="T5_95">free</text:span><text:span text:style-name="T5_96"><text:s/></text:span><text:span text:style-name="T5_97">culture</text:span><text:span text:style-name="T5_98">,<text:s/></text:span><text:span text:style-name="T5_99">from</text:span><text:span text:style-name="T5_100"><text:s/></text:span><text:span text:style-name="T5_101">free</text:span><text:span text:style-name="T5_102"><text:s/></text:span><text:span text:style-name="T5_103">software</text:span><text:span text:style-name="T5_104"><text:s/></text:span><text:span text:style-name="T5_105">to</text:span><text:span text:style-name="T5_106"><text:s/></text:span><text:span text:style-name="T5_107">music</text:span><text:span text:style-name="T5_108"><text:s/></text:span><text:span text:style-name="T5_109">sharing</text:span><text:span text:style-name="T5_110">,<text:s/></text:span><text:span text:style-name="T5_111">open</text:span><text:span text:style-name="T5_112"><text:s/></text:span><text:span text:style-name="T5_113">science</text:span><text:span text:style-name="T5_114"><text:s/></text:span><text:span text:style-name="T5_115">to</text:span><text:span text:style-name="T5_116"><text:s/></text:span><text:span text:style-name="T5_117">fandom</text:span><text:span text:style-name="T5_118">,<text:s/></text:span><text:span text:style-name="T5_119">are</text:span><text:span text:style-name="T5_120"><text:s/></text:span><text:span text:style-name="T5_121">beautiful</text:span><text:span text:style-name="T5_122"><text:s/></text:span><text:span text:style-name="T5_123">ideas</text:span><text:span text:style-name="T5_124"><text:s/></text:span><text:span text:style-name="T5_125">with</text:span><text:span text:style-name="T5_126"><text:s/></text:span><text:span text:style-name="T5_127">complex</text:span><text:span text:style-name="T5_128"><text:s/></text:span><text:span text:style-name="T5_129">implications</text:span><text:span text:style-name="T5_130">.</text:span></text:p>
      <text:p text:style-name="P6"/>
      <text:p text:style-name="P7"><text:span text:style-name="T7_1">“</text:span><text:span text:style-name="T7_2">Speech</text:span><text:span text:style-name="T7_3">”<text:s/></text:span><text:span text:style-name="T7_4">and</text:span><text:span text:style-name="T7_5"><text:s/>“</text:span><text:span text:style-name="T7_6">beer</text:span><text:span text:style-name="T7_7">”<text:s/>-<text:s/></text:span><text:span text:style-name="T7_8">the</text:span><text:span text:style-name="T7_9"><text:s/></text:span><text:span text:style-name="T7_10">choice</text:span><text:span text:style-name="T7_11"><text:s/></text:span><text:span text:style-name="T7_12">of</text:span><text:span text:style-name="T7_13"><text:s/></text:span><text:span text:style-name="T7_14">metaphors</text:span><text:span text:style-name="T7_15"><text:s/></text:span><text:span text:style-name="T7_16">is</text:span><text:span text:style-name="T7_17"><text:s/></text:span><text:span text:style-name="T7_18">telling</text:span><text:span text:style-name="T7_19">.<text:s text:c="2"/></text:span><text:span text:style-name="T7_20">When</text:span><text:span text:style-name="T7_21"><text:s/></text:span><text:span text:style-name="T7_22">we</text:span><text:span text:style-name="T7_23"><text:s/></text:span><text:span text:style-name="T7_24">compare</text:span><text:span text:style-name="T7_25"><text:s/></text:span><text:span text:style-name="T7_26">free</text:span><text:span text:style-name="T7_27"><text:s/></text:span><text:span text:style-name="T7_28">software</text:span><text:span text:style-name="T7_29"><text:s/></text:span><text:span text:style-name="T7_30">to</text:span><text:span text:style-name="T7_31"><text:s/></text:span><text:span text:style-name="T7_32">free</text:span><text:span text:style-name="T7_33"><text:s/></text:span><text:span text:style-name="T7_34">speech</text:span><text:span text:style-name="T7_35">,<text:s/></text:span><text:span text:style-name="T7_36">we</text:span><text:span text:style-name="T7_37"><text:s/></text:span><text:span text:style-name="T7_38">cast</text:span><text:span text:style-name="T7_39"><text:s/></text:span><text:span text:style-name="T7_40">it</text:span><text:span text:style-name="T7_41"><text:s/></text:span><text:span text:style-name="T7_42">as</text:span><text:span text:style-name="T7_43"><text:s/></text:span><text:span text:style-name="T7_44">a</text:span><text:span text:style-name="T7_45"><text:s/></text:span><text:span text:style-name="T7_46">natural</text:span><text:span text:style-name="T7_47"><text:s/></text:span><text:span text:style-name="T7_48">right</text:span><text:span text:style-name="T7_49"><text:s/></text:span><text:span text:style-name="T7_50">based</text:span><text:span text:style-name="T7_51"><text:s/></text:span><text:span text:style-name="T7_52">on</text:span><text:span text:style-name="T7_53"><text:s/></text:span><text:span text:style-name="T7_54">liberty</text:span><text:span text:style-name="T7_55">,<text:s/></text:span><text:span text:style-name="T7_56">rather</text:span><text:span text:style-name="T7_57"><text:s/></text:span><text:span text:style-name="T7_58">than</text:span><text:span text:style-name="T7_59"><text:s/></text:span><text:span text:style-name="T7_60">a</text:span><text:span text:style-name="T7_61"><text:s/></text:span><text:span text:style-name="T7_62">legal</text:span><text:span text:style-name="T7_63"><text:s/></text:span><text:span text:style-name="T7_64">right</text:span><text:span text:style-name="T7_65"><text:s/></text:span><text:span text:style-name="T7_66">based</text:span><text:span text:style-name="T7_67"><text:s/></text:span><text:span text:style-name="T7_68">on</text:span><text:span text:style-name="T7_69"><text:s/></text:span><text:span text:style-name="T7_70">property</text:span><text:span text:style-name="T7_71">.<text:s text:c="2"/></text:span><text:span text:style-name="T7_72">This</text:span><text:span text:style-name="T7_73"><text:s/></text:span><text:span text:style-name="T7_74">is</text:span><text:span text:style-name="T7_75"><text:s/></text:span><text:span text:style-name="T7_76">quite</text:span><text:span text:style-name="T7_77"><text:s/></text:span><text:span text:style-name="T7_78">agreeable</text:span><text:span text:style-name="T7_79"><text:s/></text:span><text:span text:style-name="T7_80">to</text:span><text:span text:style-name="T7_81"><text:s/></text:span><text:span text:style-name="T7_82">US</text:span><text:span text:style-name="T7_83"><text:s/></text:span><text:span text:style-name="T7_84">Americans</text:span><text:span text:style-name="T7_85"><text:note text:note-class="footnote"><text:note-citation/><text:note-body><text:p text:style-name="P8"><text:span text:style-name="T8_1"><text:s/></text:span><text:span text:style-name="T8_2">I</text:span><text:span text:style-name="T8_3"><text:s/></text:span><text:span text:style-name="T8_4">am</text:span><text:span text:style-name="T8_5"><text:s/></text:span><text:span text:style-name="T8_6">from</text:span><text:span text:style-name="T8_7"><text:s/></text:span><text:span text:style-name="T8_8">the</text:span><text:span text:style-name="T8_9"><text:s/></text:span><text:span text:style-name="T8_10">United</text:span><text:span text:style-name="T8_11"><text:s/></text:span><text:span text:style-name="T8_12">States</text:span><text:span text:style-name="T8_13">.<text:s text:c="2"/></text:span><text:span text:style-name="T8_14">This</text:span><text:span text:style-name="T8_15"><text:s/></text:span><text:span text:style-name="T8_16">essay</text:span><text:span text:style-name="T8_17"><text:s/></text:span><text:span text:style-name="T8_18">is</text:span><text:span text:style-name="T8_19"><text:s/></text:span><text:span text:style-name="T8_20">written</text:span><text:span text:style-name="T8_21"><text:s/></text:span><text:span text:style-name="T8_22">from</text:span><text:span text:style-name="T8_23"><text:s/></text:span><text:span text:style-name="T8_24">that</text:span><text:span text:style-name="T8_25"><text:s/></text:span><text:span text:style-name="T8_26">limited</text:span><text:span text:style-name="T8_27"><text:s/></text:span><text:span text:style-name="T8_28">perspective</text:span><text:span text:style-name="T8_29">,<text:s/></text:span><text:span text:style-name="T8_30">and</text:span><text:span text:style-name="T8_31"><text:s/></text:span><text:span text:style-name="T8_32">may</text:span><text:span text:style-name="T8_33"><text:s/></text:span><text:span text:style-name="T8_34">not</text:span><text:span text:style-name="T8_35"><text:s/></text:span><text:span text:style-name="T8_36">apply</text:span><text:span text:style-name="T8_37"><text:s/></text:span><text:span text:style-name="T8_38">to</text:span><text:span text:style-name="T8_39"><text:s/></text:span><text:span text:style-name="T8_40">other</text:span><text:span text:style-name="T8_41"><text:s/></text:span><text:span text:style-name="T8_42">countries</text:span><text:span text:style-name="T8_43"><text:s/></text:span><text:span text:style-name="T8_44">and</text:span><text:span text:style-name="T8_45"><text:s/></text:span><text:span text:style-name="T8_46">cultures</text:span><text:span text:style-name="T8_47">.</text:span></text:p></text:note-body></text:note></text:span><text:span text:style-name="T8_48">,<text:s/></text:span><text:span text:style-name="T8_49">especially</text:span><text:span text:style-name="T8_50"><text:s/></text:span><text:span text:style-name="T8_51">the</text:span><text:span text:style-name="T8_52"><text:s/></text:span><text:span text:style-name="T8_53">techno</text:span><text:span text:style-name="T8_54"><text:s/></text:span><text:span text:style-name="T8_55">libertarian</text:span><text:span text:style-name="T8_56"><text:s/></text:span><text:span text:style-name="T8_57">set</text:span><text:span text:style-name="T8_58">.<text:s text:c="2"/></text:span><text:span text:style-name="T8_59">We</text:span><text:span text:style-name="T8_60"><text:s/></text:span><text:span text:style-name="T8_61">adore</text:span><text:span text:style-name="T8_62"><text:s/></text:span><text:span text:style-name="T8_63">free</text:span><text:span text:style-name="T8_64"><text:s/></text:span><text:span text:style-name="T8_65">speech</text:span><text:span text:style-name="T8_66">,<text:s/></text:span><text:span text:style-name="T8_67">the</text:span><text:span text:style-name="T8_68"><text:s/></text:span><text:span text:style-name="T8_69">most</text:span><text:span text:style-name="T8_70"><text:s/></text:span><text:span text:style-name="T8_71">popular</text:span><text:span text:style-name="T8_72"><text:s/></text:span><text:span text:style-name="T8_73">part</text:span><text:span text:style-name="T8_74"><text:s/></text:span><text:span text:style-name="T8_75">of</text:span><text:span text:style-name="T8_76"><text:s/></text:span><text:span text:style-name="T8_77">our</text:span><text:span text:style-name="T8_78"><text:s/></text:span><text:span text:style-name="T8_79">first</text:span><text:span text:style-name="T8_80"><text:s/></text:span><text:span text:style-name="T8_81">and</text:span><text:span text:style-name="T8_82"><text:s/></text:span><text:span text:style-name="T8_83">favorite</text:span><text:span text:style-name="T8_84"><text:s/></text:span><text:span text:style-name="T8_85">amendment</text:span><text:span text:style-name="T8_86">.<text:s text:c="2"/></text:span><text:span text:style-name="T8_87">Free</text:span><text:span text:style-name="T8_88"><text:s/></text:span><text:span text:style-name="T8_89">beer</text:span><text:span text:style-name="T8_90">,<text:s/></text:span><text:span text:style-name="T8_91">on</text:span><text:span text:style-name="T8_92"><text:s/></text:span><text:span text:style-name="T8_93">the</text:span><text:span text:style-name="T8_94"><text:s/></text:span><text:span text:style-name="T8_95">other</text:span><text:span text:style-name="T8_96"><text:s/></text:span><text:span text:style-name="T8_97">hand</text:span><text:span text:style-name="T8_98">,</text:span><text:span text:style-name="T8_99"><text:s/></text:span><text:span text:style-name="T8_100">sounds</text:span><text:span text:style-name="T8_101"><text:s/></text:span><text:span text:style-name="T8_102">like</text:span><text:span text:style-name="T8_103"><text:s/></text:span><text:span text:style-name="T8_104">communism</text:span><text:span text:style-name="T8_105">.<text:s text:c="2"/></text:span><text:span text:style-name="T8_106">It</text:span><text:span text:style-name="T8_107">’</text:span><text:span text:style-name="T8_108">s</text:span><text:span text:style-name="T8_109"><text:s/></text:span><text:span text:style-name="T8_110">a</text:span><text:span text:style-name="T8_111"><text:s/></text:span><text:span text:style-name="T8_112">harder</text:span><text:span text:style-name="T8_113"><text:s/></text:span><text:span text:style-name="T8_114">metaphor</text:span><text:span text:style-name="T8_115"><text:s/></text:span><text:span text:style-name="T8_116">to</text:span><text:span text:style-name="T8_117"><text:s/></text:span><text:span text:style-name="T8_118">swallow</text:span><text:span text:style-name="T8_119">.<text:s text:c="2"/></text:span><text:span text:style-name="T8_120">But</text:span><text:span text:style-name="T8_121"><text:s/></text:span><text:span text:style-name="T8_122">the</text:span><text:span text:style-name="T8_123"><text:s/></text:span><text:span text:style-name="T8_124">focus</text:span><text:span text:style-name="T8_125"><text:s/></text:span><text:span text:style-name="T8_126">on</text:span><text:span text:style-name="T8_127"><text:s/></text:span><text:span text:style-name="T8_128">speech</text:span><text:span text:style-name="T8_129">,<text:s/></text:span><text:span text:style-name="T8_130">on</text:span><text:span text:style-name="T8_131"><text:s/></text:span><text:span text:style-name="T8_132">liberty</text:span><text:span text:style-name="T8_133">-</text:span><text:span text:style-name="T8_134">based</text:span><text:span text:style-name="T8_135"><text:s/></text:span><text:span text:style-name="T8_136">rights</text:span><text:span text:style-name="T8_137">,<text:s/></text:span><text:span text:style-name="T8_138">does</text:span><text:span text:style-name="T8_139"><text:s/></text:span><text:span text:style-name="T8_140">not</text:span><text:span text:style-name="T8_141"><text:s/></text:span><text:span text:style-name="T8_142">dispel</text:span><text:span text:style-name="T8_143"><text:s/></text:span><text:span text:style-name="T8_144">the</text:span><text:span text:style-name="T8_145"><text:s/></text:span><text:span text:style-name="T8_146">implications</text:span><text:span text:style-name="T8_147"><text:s/></text:span><text:span text:style-name="T8_148">for</text:span><text:span text:style-name="T8_149"><text:s/></text:span><text:span text:style-name="T8_150">property</text:span><text:span text:style-name="T8_151"><text:s/></text:span><text:span text:style-name="T8_152">rights</text:span><text:span text:style-name="T8_153">,<text:s/></text:span><text:span text:style-name="T8_154">only</text:span><text:span text:style-name="T8_155"><text:s/></text:span><text:span text:style-name="T8_156">obscures</text:span><text:span text:style-name="T8_157"><text:s/></text:span><text:span text:style-name="T8_158">them</text:span><text:span text:style-name="T8_159">.<text:s text:c="2"/></text:span><text:span text:style-name="T8_160">Let</text:span><text:span text:style-name="T8_161">’</text:span><text:span text:style-name="T8_162">s</text:span><text:span text:style-name="T8_163"><text:s/></text:span><text:span text:style-name="T8_164">take</text:span><text:span text:style-name="T8_165"><text:s/></text:span><text:span text:style-name="T8_166">a</text:span><text:span text:style-name="T8_167"><text:s/></text:span><text:span text:style-name="T8_168">closer</text:span><text:span text:style-name="T8_169"><text:s/></text:span><text:span text:style-name="T8_170">look</text:span><text:span text:style-name="T8_171">.<text:s text:c="2"/></text:span></text:p>
      <text:p text:style-name="P9"/>
      <text:p text:style-name="P10"><text:span text:style-name="T10_1">While</text:span><text:span text:style-name="T10_2"><text:s/></text:span><text:span text:style-name="T10_3">the</text:span><text:span text:style-name="T10_4"><text:s/></text:span><text:span text:style-name="T10_5">first</text:span><text:span text:style-name="T10_6"><text:s/></text:span><text:span text:style-name="T10_7">and</text:span><text:span text:style-name="T10_8"><text:s/></text:span><text:span text:style-name="T10_9">second</text:span><text:span text:style-name="T10_10"><text:s/></text:span><text:span text:style-name="T10_11">freedoms</text:span><text:span text:style-name="T10_12"><text:s/></text:span><text:span text:style-name="T10_13">in</text:span><text:span text:style-name="T10_14"><text:s/></text:span><text:span text:style-name="T10_15">the</text:span><text:span text:style-name="T10_16"><text:s/></text:span><text:span text:style-name="T10_17">Free</text:span><text:span text:style-name="T10_18"><text:s/></text:span><text:span text:style-name="T10_19">Software</text:span><text:span text:style-name="T10_20"><text:s/></text:span><text:span text:style-name="T10_21">Definition</text:span><text:span text:style-name="T10_22"><text:s/></text:span><text:span text:style-name="T10_23">are</text:span><text:span text:style-name="T10_24"><text:s/></text:span><text:span text:style-name="T10_25">arguably</text:span><text:span text:style-name="T10_26"><text:s/></text:span><text:span text:style-name="T10_27">matters</text:span><text:span text:style-name="T10_28"><text:s/></text:span><text:span text:style-name="T10_29">of</text:span><text:span text:style-name="T10_30"><text:s/></text:span><text:span text:style-name="T10_31">liberty</text:span><text:span text:style-name="T10_32">,<text:s/></text:span><text:span text:style-name="T10_33">the</text:span><text:span text:style-name="T10_34"><text:s/></text:span><text:span text:style-name="T10_35">third</text:span><text:span text:style-name="T10_36"><text:s/></text:span><text:span text:style-name="T10_37">and</text:span><text:span text:style-name="T10_38"><text:s/></text:span><text:span text:style-name="T10_39">fourth</text:span><text:span text:style-name="T10_40"><text:s/></text:span><text:span text:style-name="T10_41">require</text:span><text:span text:style-name="T10_42"><text:s/></text:span><text:span text:style-name="T10_43">the</text:span><text:span text:style-name="T10_44"><text:s/></text:span><text:span text:style-name="T10_45">creator</text:span><text:span text:style-name="T10_46"><text:s/></text:span><text:span text:style-name="T10_47">to</text:span><text:span text:style-name="T10_48"><text:s/></text:span><text:span text:style-name="T10_49">let</text:span><text:span text:style-name="T10_50"><text:s/></text:span><text:span text:style-name="T10_51">users</text:span><text:span text:style-name="T10_52"><text:s/></text:span><text:span text:style-name="T10_53">distribute</text:span><text:span text:style-name="T10_54"><text:s/></text:span><text:span text:style-name="T10_55">copies</text:span><text:span text:style-name="T10_56">,<text:s/></text:span><text:span text:style-name="T10_57">and</text:span><text:span text:style-name="T10_58"><text:s/></text:span><text:span text:style-name="T10_59">modified</text:span><text:span text:style-name="T10_60"><text:s/></text:span><text:span text:style-name="T10_61">copies</text:span><text:span text:style-name="T10_62">,<text:s/></text:span><text:span text:style-name="T10_63">of</text:span><text:span text:style-name="T10_64"><text:s/></text:span><text:span text:style-name="T10_65">their</text:span><text:span text:style-name="T10_66"><text:s/></text:span><text:span text:style-name="T10_67">software</text:span><text:span text:style-name="T10_68">.<text:s text:c="2"/></text:span><text:span text:style-name="T10_69">To</text:span><text:span text:style-name="T10_70"><text:s/></text:span><text:span text:style-name="T10_71">use</text:span><text:span text:style-name="T10_72"><text:s/></text:span><text:span text:style-name="T10_73">a</text:span><text:span text:style-name="T10_74"><text:s/></text:span><text:span text:style-name="T10_75">Free</text:span><text:span text:style-name="T10_76"><text:s/></text:span><text:span text:style-name="T10_77">Culture</text:span><text:span text:style-name="T10_78"><text:s/></text:span><text:span text:style-name="T10_79">license</text:span><text:span text:style-name="T10_80">,<text:s/></text:span><text:span text:style-name="T10_81">as</text:span><text:span text:style-name="T10_82"><text:s/></text:span><text:span text:style-name="T10_83">defined</text:span><text:span text:style-name="T10_84"><text:s/></text:span><text:span text:style-name="T10_85">by</text:span><text:span text:style-name="T10_86"><text:s/></text:span><text:span text:style-name="T10_87">Creative</text:span><text:span text:style-name="T10_88"><text:s/></text:span><text:span text:style-name="T10_89">Commons</text:span><text:span text:style-name="T10_90">,<text:s/></text:span><text:span text:style-name="T10_91">one</text:span><text:span text:style-name="T10_92"><text:s/></text:span><text:span text:style-name="T10_93">must</text:span><text:span text:style-name="T10_94"><text:s/></text:span><text:span text:style-name="T10_95">similarly</text:span><text:span text:style-name="T10_96"><text:s/></text:span><text:span text:style-name="T10_97">agree</text:span><text:span text:style-name="T10_98"><text:s/></text:span><text:span text:style-name="T10_99">to</text:span><text:span text:style-name="T10_100"><text:s/></text:span><text:span text:style-name="T10_101">allow</text:span><text:span text:style-name="T10_102"><text:s/></text:span><text:span text:style-name="T10_103">adaptations</text:span><text:span text:style-name="T10_104"><text:s/></text:span><text:span text:style-name="T10_105">of</text:span><text:span text:style-name="T10_106"><text:s/></text:span><text:span text:style-name="T10_107">one</text:span><text:span text:style-name="T10_108">’</text:span><text:span text:style-name="T10_109">s</text:span><text:span text:style-name="T10_110"><text:s/></text:span><text:span text:style-name="T10_111">work</text:span><text:span text:style-name="T10_112"><text:s/></text:span><text:span text:style-name="T10_113">for</text:span><text:span text:style-name="T10_114"><text:s/></text:span><text:span text:style-name="T10_115">commercial</text:span><text:span text:style-name="T10_116"><text:s/></text:span><text:span text:style-name="T10_117">purposes</text:span><text:span text:style-name="T10_118">.<text:s text:c="2"/></text:span><text:span text:style-name="T10_119">These</text:span><text:span text:style-name="T10_120"><text:s/></text:span><text:span text:style-name="T10_121">licenses</text:span><text:span text:style-name="T10_122"><text:s/></text:span><text:span text:style-name="T10_123">echo</text:span><text:span text:style-name="T10_124"><text:s/></text:span><text:span text:style-name="T10_125">the</text:span><text:span text:style-name="T10_126"><text:s/></text:span><text:span text:style-name="T10_127">demand</text:span><text:span text:style-name="T10_128"><text:s/></text:span><text:span text:style-name="T10_129">of</text:span><text:span text:style-name="T10_130"><text:s/></text:span><text:span text:style-name="T10_131">open</text:span><text:span text:style-name="T10_132"><text:s/></text:span><text:span text:style-name="T10_133">scientists</text:span><text:span text:style-name="T10_134"><text:s/></text:span><text:span text:style-name="T10_135">for</text:span><text:span text:style-name="T10_136"><text:s/></text:span><text:span text:style-name="T10_137">access</text:span><text:span text:style-name="T10_138"><text:s/></text:span><text:span text:style-name="T10_139">to</text:span><text:span text:style-name="T10_140"><text:s/></text:span><text:span text:style-name="T10_141">the</text:span><text:span text:style-name="T10_142"><text:s/></text:span><text:span text:style-name="T10_143">experimental</text:span><text:span text:style-name="T10_144"><text:s/></text:span><text:span text:style-name="T10_145">methods</text:span><text:span text:style-name="T10_146"><text:s/></text:span><text:span text:style-name="T10_147">and</text:span><text:span text:style-name="T10_148"><text:s/></text:span><text:span text:style-name="T10_149">results</text:span><text:span text:style-name="T10_150"><text:s/></text:span><text:span text:style-name="T10_151">of</text:span><text:span text:style-name="T10_152"><text:s/></text:span><text:span text:style-name="T10_153">other</text:span><text:span text:style-name="T10_154"><text:s/></text:span><text:span text:style-name="T10_155">researchers</text:span><text:span text:style-name="T10_156">,<text:s/></text:span><text:span text:style-name="T10_157">the</text:span><text:span text:style-name="T10_158"><text:s/></text:span><text:span text:style-name="T10_159">insistence</text:span><text:span text:style-name="T10_160"><text:s/></text:span><text:span text:style-name="T10_161">of</text:span><text:span text:style-name="T10_162"><text:s/></text:span><text:span text:style-name="T10_163">music</text:span><text:span text:style-name="T10_164"><text:s/></text:span><text:span text:style-name="T10_165">sharers</text:span><text:span text:style-name="T10_166"><text:s/></text:span><text:span text:style-name="T10_167">and</text:span><text:span text:style-name="T10_168"><text:s/></text:span><text:span text:style-name="T10_169">fanficcers</text:span><text:span text:style-name="T10_170"><text:s/></text:span><text:span text:style-name="T10_171">in</text:span><text:span text:style-name="T10_172"><text:s/></text:span><text:span text:style-name="T10_173">copying</text:span><text:span text:style-name="T10_174">,<text:s/></text:span><text:span text:style-name="T10_175">modifying</text:span><text:span text:style-name="T10_176">,<text:s/></text:span><text:span text:style-name="T10_177">and</text:span><text:span text:style-name="T10_178"><text:s/></text:span><text:span text:style-name="T10_179">remixing</text:span><text:span text:style-name="T10_180"><text:s/></text:span><text:span text:style-name="T10_181">the</text:span><text:span text:style-name="T10_182"><text:s/></text:span><text:span text:style-name="T10_183">media</text:span><text:span text:style-name="T10_184"><text:s/></text:span><text:span text:style-name="T10_185">they</text:span><text:span text:style-name="T10_186"><text:s/></text:span><text:span text:style-name="T10_187">love</text:span><text:span text:style-name="T10_188">.</text:span></text:p>
      <text:p text:style-name="P11"/>
      <text:p text:style-name="P12"><text:span text:style-name="T12_1">It</text:span><text:span text:style-name="T12_2"><text:s/></text:span><text:span text:style-name="T12_3">is</text:span><text:span text:style-name="T12_4"><text:s/></text:span><text:span text:style-name="T12_5">clear</text:span><text:span text:style-name="T12_6"><text:s/></text:span><text:span text:style-name="T12_7">that</text:span><text:span text:style-name="T12_8"><text:s/></text:span><text:span text:style-name="T12_9">developers</text:span><text:span text:style-name="T12_10">,<text:s/></text:span><text:span text:style-name="T12_11">researchers</text:span><text:span text:style-name="T12_12">,<text:s/></text:span><text:span text:style-name="T12_13">musicians</text:span><text:span text:style-name="T12_14"><text:s/></text:span><text:span text:style-name="T12_15">and</text:span><text:span text:style-name="T12_16"><text:s/></text:span><text:span text:style-name="T12_17">writers</text:span><text:span text:style-name="T12_18"><text:s/></text:span><text:span text:style-name="T12_19">create</text:span><text:span text:style-name="T12_20"><text:s/></text:span><text:span text:style-name="T12_21">something</text:span><text:span text:style-name="T12_22"><text:s/></text:span><text:span text:style-name="T12_23">of</text:span><text:span text:style-name="T12_24"><text:s/></text:span><text:span text:style-name="T12_25">value</text:span><text:span text:style-name="T12_26">.<text:s text:c="2"/></text:span><text:span text:style-name="T12_27">Free</text:span><text:span text:style-name="T12_28"><text:s/></text:span><text:span text:style-name="T12_29">culture</text:span><text:span text:style-name="T12_30"><text:s/></text:span><text:span text:style-name="T12_31">exhorts</text:span><text:span text:style-name="T12_32"><text:s/></text:span><text:span text:style-name="T12_33">them</text:span><text:span text:style-name="T12_34"><text:s/></text:span><text:span text:style-name="T12_35">to</text:span><text:span text:style-name="T12_36"><text:s/></text:span><text:span text:style-name="T12_37">give</text:span><text:span text:style-name="T12_38"><text:s/></text:span><text:span text:style-name="T12_39">that</text:span><text:span text:style-name="T12_40"><text:s/></text:span><text:span text:style-name="T12_41">value</text:span><text:span text:style-name="T12_42"><text:s/></text:span><text:span text:style-name="T12_43">away</text:span><text:span text:style-name="T12_44">.<text:s text:c="2"/></text:span><text:span text:style-name="T12_45">Some</text:span><text:span text:style-name="T12_46"><text:s/></text:span><text:span text:style-name="T12_47">may</text:span><text:span text:style-name="T12_48"><text:s/></text:span><text:span text:style-name="T12_49">insist</text:span><text:span text:style-name="T12_50"><text:s/></text:span><text:span text:style-name="T12_51">on</text:span><text:span text:style-name="T12_52"><text:s/></text:span><text:span text:style-name="T12_53">calling</text:span><text:span text:style-name="T12_54"><text:s/></text:span><text:span text:style-name="T12_55">this</text:span><text:span text:style-name="T12_56"><text:s/></text:span><text:span text:style-name="T12_57">a</text:span><text:span text:style-name="T12_58"><text:s/></text:span><text:span text:style-name="T12_59">question</text:span><text:span text:style-name="T12_60"><text:s/></text:span><text:span text:style-name="T12_61">of</text:span><text:span text:style-name="T12_62"><text:s/></text:span><text:span text:style-name="T12_63">liberty</text:span><text:span text:style-name="T12_64">,<text:s/></text:span><text:span text:style-name="T12_65">but</text:span><text:span text:style-name="T12_66"><text:s/></text:span><text:span text:style-name="T12_67">mainstream</text:span><text:span text:style-name="T12_68"><text:s/></text:span><text:span text:style-name="T12_69">culture</text:span><text:span text:style-name="T12_70"><text:s/></text:span><text:span text:style-name="T12_71">views</text:span><text:span text:style-name="T12_72"><text:s/></text:span><text:span text:style-name="T12_73">it</text:span><text:span text:style-name="T12_74"><text:s/></text:span><text:span text:style-name="T12_75">as</text:span><text:span text:style-name="T12_76"><text:s/></text:span><text:span text:style-name="T12_77">a</text:span><text:span text:style-name="T12_78"><text:s/></text:span><text:span text:style-name="T12_79">matter</text:span><text:span text:style-name="T12_80"><text:s/></text:span><text:span text:style-name="T12_81">of</text:span><text:span text:style-name="T12_82"><text:s/></text:span><text:span text:style-name="T12_83">property</text:span><text:span text:style-name="T12_84">,<text:s/></text:span><text:span text:style-name="T12_85">hence</text:span><text:span text:style-name="T12_86"><text:s/></text:span><text:span text:style-name="T12_87">the</text:span><text:span text:style-name="T12_88"><text:s/></text:span><text:span text:style-name="T12_89">widespread</text:span><text:span text:style-name="T12_90"><text:s/></text:span><text:span text:style-name="T12_91">use</text:span><text:span text:style-name="T12_92"><text:s/></text:span><text:span text:style-name="T12_93">of</text:span><text:span text:style-name="T12_94"><text:s/></text:span><text:span text:style-name="T12_95">the</text:span><text:span text:style-name="T12_96"><text:s/></text:span><text:span text:style-name="T12_97">term</text:span><text:span text:style-name="T12_98"><text:s/>“</text:span><text:span text:style-name="T12_99">intellectual</text:span><text:span text:style-name="T12_100"><text:s/></text:span><text:span text:style-name="T12_101">property</text:span><text:span text:style-name="T12_102">”.<text:s text:c="2"/></text:span></text:p>
      <text:p text:style-name="P13"/>
      <text:p text:style-name="P14"><text:span text:style-name="T14_1">A</text:span><text:span text:style-name="T14_2"><text:s/></text:span><text:span text:style-name="T14_3">common</text:span><text:span text:style-name="T14_4"><text:s/></text:span><text:span text:style-name="T14_5">argument</text:span><text:span text:style-name="T14_6"><text:s/></text:span><text:span text:style-name="T14_7">against</text:span><text:span text:style-name="T14_8"><text:s/></text:span><text:span text:style-name="T14_9">intellectual</text:span><text:span text:style-name="T14_10"><text:s/></text:span><text:span text:style-name="T14_11">property</text:span><text:span text:style-name="T14_12"><text:s/></text:span><text:span text:style-name="T14_13">is</text:span><text:span text:style-name="T14_14"><text:s/></text:span><text:span text:style-name="T14_15">that</text:span><text:span text:style-name="T14_16">,<text:s/></text:span><text:span text:style-name="T14_17">unlike</text:span><text:span text:style-name="T14_18"><text:s/></text:span><text:span text:style-name="T14_19">food</text:span><text:span text:style-name="T14_20"><text:s/></text:span><text:span text:style-name="T14_21">or</text:span><text:span text:style-name="T14_22"><text:s/></text:span><text:span text:style-name="T14_23">cabinets</text:span><text:span text:style-name="T14_24"><text:s/></text:span><text:span text:style-name="T14_25">or</text:span><text:span text:style-name="T14_26"><text:s/></text:span><text:span text:style-name="T14_27">cars</text:span><text:span text:style-name="T14_28">,<text:s/></text:span><text:span text:style-name="T14_29">digital</text:span><text:span text:style-name="T14_30"><text:s/></text:span><text:span text:style-name="T14_31">files</text:span><text:span text:style-name="T14_32"><text:s/></text:span><text:span text:style-name="T14_33">may</text:span><text:span text:style-name="T14_34"><text:s/></text:span><text:span text:style-name="T14_35">be</text:span><text:span text:style-name="T14_36"><text:s/></text:span><text:span text:style-name="T14_37">trivially</text:span><text:span text:style-name="T14_38"><text:s/></text:span><text:span text:style-name="T14_39">copied</text:span><text:span text:style-name="T14_40">.<text:s text:c="2"/></text:span><text:span text:style-name="T14_41">One</text:span><text:span text:style-name="T14_42"><text:s/></text:span><text:span text:style-name="T14_43">can</text:span><text:span text:style-name="T14_44"><text:s/></text:span><text:span text:style-name="T14_45">produce</text:span><text:span text:style-name="T14_46"><text:s/></text:span><text:span text:style-name="T14_47">a</text:span><text:span text:style-name="T14_48"><text:s/></text:span><text:span text:style-name="T14_49">thousand</text:span><text:span text:style-name="T14_50"><text:s/></text:span><text:span text:style-name="T14_51">copies</text:span><text:span text:style-name="T14_52"><text:s/></text:span><text:span text:style-name="T14_53">of</text:span><text:span text:style-name="T14_54"><text:s/></text:span><text:span text:style-name="T14_55">EMacs</text:span><text:span text:style-name="T14_56">,<text:s/></text:span><text:span text:style-name="T14_57">or</text:span><text:span text:style-name="T14_58"><text:s/></text:span><text:span text:style-name="T14_59">of</text:span><text:span text:style-name="T14_60"><text:s/></text:span><text:span text:style-name="T14_61">Harry</text:span><text:span text:style-name="T14_62"><text:s/></text:span><text:span text:style-name="T14_63">Potter</text:span><text:span text:style-name="T14_64">,<text:s/></text:span><text:span text:style-name="T14_65">in</text:span><text:span text:style-name="T14_66"><text:s/></text:span><text:span text:style-name="T14_67">a</text:span><text:span text:style-name="T14_68"><text:s/></text:span><text:span text:style-name="T14_69">literal</text:span><text:span text:style-name="T14_70"><text:s/></text:span><text:span text:style-name="T14_71">second</text:span><text:span text:style-name="T14_72">.<text:s text:c="2"/></text:span><text:span text:style-name="T14_73">Without</text:span><text:span text:style-name="T14_74"><text:s/></text:span><text:span text:style-name="T14_75">scarcity</text:span><text:span text:style-name="T14_76"><text:s/></text:span><text:span text:style-name="T14_77">there</text:span><text:span text:style-name="T14_78">’</text:span><text:span text:style-name="T14_79">s</text:span><text:span text:style-name="T14_80"><text:s/></text:span><text:span text:style-name="T14_81">no</text:span><text:span text:style-name="T14_82"><text:s/></text:span><text:span text:style-name="T14_83">need</text:span><text:span text:style-name="T14_84"><text:s/></text:span><text:span text:style-name="T14_85">for</text:span><text:span text:style-name="T14_86"><text:s/></text:span><text:span text:style-name="T14_87">property</text:span><text:span text:style-name="T14_88">.<text:s text:c="2"/></text:span><text:span text:style-name="T14_89">But</text:span><text:span text:style-name="T14_90"><text:s/></text:span><text:span text:style-name="T14_91">scarcity</text:span><text:span text:style-name="T14_92"><text:s/></text:span><text:span text:style-name="T14_93">is</text:span><text:span text:style-name="T14_94"><text:s/></text:span><text:span text:style-name="T14_95">not</text:span><text:span text:style-name="T14_96"><text:s/></text:span><text:span text:style-name="T14_97">a</text:span><text:span text:style-name="T14_98"><text:s/></text:span><text:span text:style-name="T14_99">natural</text:span><text:span text:style-name="T14_100"><text:s/></text:span><text:span text:style-name="T14_101">phenomenon</text:span><text:span text:style-name="T14_102">,<text:s/></text:span><text:span text:style-name="T14_103">determined</text:span><text:span text:style-name="T14_104"><text:s/></text:span><text:span text:style-name="T14_105">entirely</text:span><text:span text:style-name="T14_106"><text:s/></text:span><text:span text:style-name="T14_107">by</text:span><text:span text:style-name="T14_108"><text:s/></text:span><text:span text:style-name="T14_109">what</text:span><text:span text:style-name="T14_110"><text:s/></text:span><text:span text:style-name="T14_111">is</text:span><text:span text:style-name="T14_112"><text:s/></text:span><text:span text:style-name="T14_113">technologically</text:span><text:span text:style-name="T14_114"><text:s/></text:span><text:span text:style-name="T14_115">possible</text:span><text:span text:style-name="T14_116">.<text:s text:c="2"/></text:span><text:span text:style-name="T14_117">Like</text:span><text:span text:style-name="T14_118"><text:s/></text:span><text:span text:style-name="T14_119">so</text:span><text:span text:style-name="T14_120"><text:s/></text:span><text:span text:style-name="T14_121">many</text:span><text:span text:style-name="T14_122"><text:s/></text:span><text:span text:style-name="T14_123">things</text:span><text:span text:style-name="T14_124">,<text:s/></text:span><text:span text:style-name="T14_125">it</text:span><text:span text:style-name="T14_126"><text:s/></text:span><text:span text:style-name="T14_127">is</text:span><text:span text:style-name="T14_128"><text:s/></text:span><text:span text:style-name="T14_129">socially</text:span><text:span text:style-name="T14_130"><text:s/></text:span><text:span text:style-name="T14_131">constructed</text:span><text:span text:style-name="T14_132">.<text:s text:c="2"/></text:span><text:span text:style-name="T14_133">Humanity</text:span><text:span text:style-name="T14_134"><text:s/></text:span><text:span text:style-name="T14_135">produces</text:span><text:span text:style-name="T14_136"><text:s/></text:span><text:span text:style-name="T14_137">enough</text:span><text:span text:style-name="T14_138"><text:s/></text:span><text:span text:style-name="T14_139">food</text:span><text:span text:style-name="T14_140"><text:s/></text:span><text:span text:style-name="T14_141">to</text:span><text:span text:style-name="T14_142"><text:s/></text:span><text:span text:style-name="T14_143">feed</text:span><text:span text:style-name="T14_144"><text:s/></text:span><text:span text:style-name="T14_145">the</text:span><text:span text:style-name="T14_146"><text:s/></text:span><text:span text:style-name="T14_147">world</text:span><text:span text:style-name="T14_148">,<text:s/></text:span><text:span text:style-name="T14_149">enough</text:span><text:span text:style-name="T14_150"><text:s/></text:span><text:span text:style-name="T14_151">vaccine</text:span><text:span text:style-name="T14_152"><text:s/></text:span><text:span text:style-name="T14_153">to</text:span><text:span text:style-name="T14_154"><text:s/></text:span><text:span text:style-name="T14_155">wipe</text:span><text:span text:style-name="T14_156"><text:s/></text:span><text:span text:style-name="T14_157">out</text:span><text:span text:style-name="T14_158"><text:s/></text:span><text:span text:style-name="T14_159">a</text:span><text:span text:style-name="T14_160"><text:s/></text:span><text:span text:style-name="T14_161">dozen</text:span><text:span text:style-name="T14_162"><text:s/></text:span><text:span text:style-name="T14_163">diseases</text:span><text:span text:style-name="T14_164">,<text:s/></text:span><text:span text:style-name="T14_165">and</text:span><text:span text:style-name="T14_166">,<text:s/></text:span><text:span text:style-name="T14_167">in</text:span><text:span text:style-name="T14_168"><text:s/></text:span><text:span text:style-name="T14_169">the</text:span><text:span text:style-name="T14_170"><text:s/></text:span><text:span text:style-name="T14_171">United</text:span><text:span text:style-name="T14_172"><text:s/></text:span><text:span text:style-name="T14_173">States</text:span><text:span text:style-name="T14_174"><text:s/></text:span><text:span text:style-name="T14_175">at</text:span><text:span text:style-name="T14_176"><text:s/></text:span><text:span text:style-name="T14_177">least</text:span><text:span text:style-name="T14_178">,<text:s/></text:span><text:span text:style-name="T14_179">enough</text:span><text:span text:style-name="T14_180"><text:s/></text:span><text:span text:style-name="T14_181">housing</text:span><text:span text:style-name="T14_182"><text:s/></text:span><text:span text:style-name="T14_183">to</text:span><text:span text:style-name="T14_184"><text:s/></text:span><text:span text:style-name="T14_185">shelter</text:span><text:span text:style-name="T14_186"><text:s/></text:span><text:span text:style-name="T14_187">our</text:span><text:span text:style-name="T14_188"><text:s/></text:span><text:span text:style-name="T14_189">six</text:span><text:span text:style-name="T14_190"><text:s/></text:span><text:span text:style-name="T14_191">hundred</text:span><text:span text:style-name="T14_192"><text:s/></text:span><text:span text:style-name="T14_193">thousand</text:span><text:span text:style-name="T14_194"><text:s/></text:span><text:span text:style-name="T14_195">homeless</text:span><text:span text:style-name="T14_196"><text:s/></text:span><text:span text:style-name="T14_197">brothers</text:span><text:span text:style-name="T14_198"><text:s/></text:span><text:span text:style-name="T14_199">and</text:span><text:span text:style-name="T14_200"><text:s/></text:span><text:span text:style-name="T14_201">sisters</text:span><text:span text:style-name="T14_202">.<text:s text:c="2"/></text:span><text:span text:style-name="T14_203">Why</text:span><text:span text:style-name="T14_204"><text:s/></text:span><text:span text:style-name="T14_205">should</text:span><text:span text:style-name="T14_206"><text:s/></text:span><text:span text:style-name="T14_207">we</text:span><text:span text:style-name="T14_208"><text:s/></text:span><text:span text:style-name="T14_209">direct</text:span><text:span text:style-name="T14_210"><text:s/></text:span><text:span text:style-name="T14_211">our</text:span><text:span text:style-name="T14_212"><text:s/></text:span><text:span text:style-name="T14_213">energies</text:span><text:span text:style-name="T14_214"><text:s/></text:span><text:span text:style-name="T14_215">against</text:span><text:span text:style-name="T14_216"><text:s/></text:span><text:span text:style-name="T14_217">artificial</text:span><text:span text:style-name="T14_218"><text:s/></text:span><text:span text:style-name="T14_219">scarcity</text:span><text:span text:style-name="T14_220"><text:s/></text:span><text:span text:style-name="T14_221">in</text:span><text:span text:style-name="T14_222"><text:s/></text:span><text:span text:style-name="T14_223">culture</text:span><text:span text:style-name="T14_224">,<text:s/></text:span><text:span text:style-name="T14_225">when</text:span><text:span text:style-name="T14_226"><text:s/></text:span><text:span text:style-name="T14_227">artificial</text:span><text:span text:style-name="T14_228"><text:s/></text:span><text:span text:style-name="T14_229">scarcity</text:span><text:span text:style-name="T14_230"><text:s/></text:span><text:span text:style-name="T14_231">elsewhere</text:span><text:span text:style-name="T14_232"><text:s/></text:span><text:span text:style-name="T14_233">causes</text:span><text:span text:style-name="T14_234"><text:s/></text:span><text:span text:style-name="T14_235">more</text:span><text:span text:style-name="T14_236"><text:s/></text:span><text:span text:style-name="T14_237">fundamental</text:span><text:span text:style-name="T14_238"><text:s/></text:span><text:span text:style-name="T14_239">harm</text:span><text:span text:style-name="T14_240">?</text:span></text:p>
      <text:p text:style-name="P15"/>
      <text:p text:style-name="P16"><text:span text:style-name="T16_1">It</text:span><text:span text:style-name="T16_2"><text:s/></text:span><text:span text:style-name="T16_3">is</text:span><text:span text:style-name="T16_4"><text:s/></text:span><text:span text:style-name="T16_5">not</text:span><text:span text:style-name="T16_6"><text:s/></text:span><text:span text:style-name="T16_7">surprising</text:span><text:span text:style-name="T16_8"><text:s/></text:span><text:span text:style-name="T16_9">then</text:span><text:span text:style-name="T16_10"><text:s/></text:span><text:span text:style-name="T16_11">that</text:span><text:span text:style-name="T16_12"><text:s/></text:span><text:span text:style-name="T16_13">so</text:span><text:span text:style-name="T16_14"><text:s/></text:span><text:span text:style-name="T16_15">many</text:span><text:span text:style-name="T16_16"><text:s/></text:span><text:span text:style-name="T16_17">members</text:span><text:span text:style-name="T16_18"><text:s/></text:span><text:span text:style-name="T16_19">of</text:span><text:span text:style-name="T16_20"><text:s/></text:span><text:span text:style-name="T16_21">the</text:span><text:span text:style-name="T16_22"><text:s/></text:span><text:span text:style-name="T16_23">free</text:span><text:span text:style-name="T16_24"><text:s/></text:span><text:span text:style-name="T16_25">culture</text:span><text:span text:style-name="T16_26"><text:s/></text:span><text:span text:style-name="T16_27">movement</text:span><text:span text:style-name="T16_28"><text:s/></text:span><text:span text:style-name="T16_29">are</text:span><text:span text:style-name="T16_30">,<text:s/></text:span><text:span text:style-name="T16_31">like</text:span><text:span text:style-name="T16_32"><text:s/></text:span><text:span text:style-name="T16_33">myself</text:span><text:span text:style-name="T16_34">,<text:s/></text:span><text:span text:style-name="T16_35">immensely</text:span><text:span text:style-name="T16_36"><text:s/></text:span><text:span text:style-name="T16_37">privileged</text:span><text:span text:style-name="T16_38">.<text:s text:c="2"/></text:span><text:span text:style-name="T16_39">As</text:span><text:span text:style-name="T16_40"><text:s/></text:span><text:span text:style-name="T16_41">the</text:span><text:span text:style-name="T16_42"><text:s/></text:span><text:span text:style-name="T16_43">child</text:span><text:span text:style-name="T16_44"><text:s/></text:span><text:span text:style-name="T16_45">of</text:span><text:span text:style-name="T16_46"><text:s/></text:span><text:span text:style-name="T16_47">an</text:span><text:span text:style-name="T16_48"><text:s/></text:span><text:span text:style-name="T16_49">upper</text:span><text:span text:style-name="T16_50"><text:s/></text:span><text:span text:style-name="T16_51">middle</text:span><text:span text:style-name="T16_52"><text:s/></text:span><text:span text:style-name="T16_53">class</text:span><text:span text:style-name="T16_54"><text:s/></text:span><text:span text:style-name="T16_55">family</text:span><text:span text:style-name="T16_56">,<text:s/></text:span><text:span text:style-name="T16_57">a</text:span><text:span text:style-name="T16_58"><text:s/></text:span><text:span text:style-name="T16_59">United</text:span><text:span text:style-name="T16_60"><text:s/></text:span><text:span text:style-name="T16_61">States</text:span><text:span text:style-name="T16_62"><text:s/></text:span><text:span text:style-name="T16_63">citizen</text:span><text:span text:style-name="T16_64">,<text:s/></text:span><text:span text:style-name="T16_65">a</text:span><text:span text:style-name="T16_66"><text:s/></text:span><text:span text:style-name="T16_67">white</text:span><text:span text:style-name="T16_68">,<text:s/></text:span><text:span text:style-name="T16_69">cis</text:span><text:span text:style-name="T16_70"><text:s/></text:span><text:span text:style-name="T16_71">college</text:span><text:span text:style-name="T16_72"><text:s/></text:span><text:span text:style-name="T16_73">graduate</text:span><text:span text:style-name="T16_74">,<text:s/></text:span><text:span text:style-name="T16_75">I</text:span><text:span text:style-name="T16_76"><text:s/></text:span><text:span text:style-name="T16_77">have</text:span><text:span text:style-name="T16_78"><text:s/></text:span><text:span text:style-name="T16_79">no</text:span><text:span text:style-name="T16_80"><text:s/></text:span><text:span text:style-name="T16_81">fear</text:span><text:span text:style-name="T16_82"><text:s/></text:span><text:span text:style-name="T16_83">that</text:span><text:span text:style-name="T16_84"><text:s/></text:span><text:span text:style-name="T16_85">I</text:span><text:span text:style-name="T16_86"><text:s/></text:span><text:span text:style-name="T16_87">will</text:span><text:span text:style-name="T16_88"><text:s/></text:span><text:span text:style-name="T16_89">ever</text:span><text:span text:style-name="T16_90"><text:s/></text:span><text:span text:style-name="T16_91">be</text:span><text:span text:style-name="T16_92"><text:s/></text:span><text:span text:style-name="T16_93">hungry</text:span><text:span text:style-name="T16_94">,<text:s/></text:span><text:span text:style-name="T16_95">homeless</text:span><text:span text:style-name="T16_96">,<text:s/></text:span><text:span text:style-name="T16_97">or</text:span><text:span text:style-name="T16_98"><text:s/></text:span><text:span text:style-name="T16_99">without</text:span><text:span text:style-name="T16_100"><text:s/></text:span><text:span text:style-name="T16_101">healthcare</text:span><text:span text:style-name="T16_102">.<text:s text:c="2"/></text:span><text:span text:style-name="T16_103">Without</text:span><text:span text:style-name="T16_104"><text:s/></text:span><text:span text:style-name="T16_105">persistent</text:span><text:span text:style-name="T16_106"><text:s/></text:span><text:span text:style-name="T16_107">reminders</text:span><text:span text:style-name="T16_108"><text:s/></text:span><text:span text:style-name="T16_109">of</text:span><text:span text:style-name="T16_110"><text:s/></text:span><text:span text:style-name="T16_111">these</text:span><text:span text:style-name="T16_112"><text:s/></text:span><text:span text:style-name="T16_113">poverties</text:span><text:span text:style-name="T16_114">,<text:s/></text:span><text:span text:style-name="T16_115">it</text:span><text:span text:style-name="T16_116"><text:s/></text:span><text:span text:style-name="T16_117">is</text:span><text:span text:style-name="T16_118"><text:s/></text:span><text:span text:style-name="T16_119">easy</text:span><text:span text:style-name="T16_120"><text:s/></text:span><text:span text:style-name="T16_121">for</text:span><text:span text:style-name="T16_122"><text:s/></text:span><text:span text:style-name="T16_123">me</text:span><text:span text:style-name="T16_124"><text:s/></text:span><text:span text:style-name="T16_125">to</text:span><text:span text:style-name="T16_126"><text:s/></text:span><text:span text:style-name="T16_127">focus</text:span><text:span text:style-name="T16_128"><text:s/></text:span><text:span text:style-name="T16_129">on</text:span><text:span text:style-name="T16_130"><text:s/></text:span><text:span text:style-name="T16_131">free</text:span><text:span text:style-name="T16_132"><text:s/></text:span><text:span text:style-name="T16_133">culture</text:span><text:span text:style-name="T16_134">,<text:s/></text:span><text:span text:style-name="T16_135">to</text:span><text:span text:style-name="T16_136"><text:s/></text:span><text:span text:style-name="T16_137">live</text:span><text:span text:style-name="T16_138"><text:s/></text:span><text:span text:style-name="T16_139">out</text:span><text:span text:style-name="T16_140"><text:s/></text:span><text:span text:style-name="T16_141">the</text:span><text:span text:style-name="T16_142"><text:s/></text:span><text:span text:style-name="T16_143">ideals</text:span><text:span text:style-name="T16_144"><text:s/></text:span><text:span text:style-name="T16_145">which</text:span><text:span text:style-name="T16_146"><text:s/></text:span><text:span text:style-name="T16_147">many</text:span><text:span text:style-name="T16_148"><text:s/></text:span><text:span text:style-name="T16_149">others</text:span><text:span text:style-name="T16_150"><text:s/></text:span><text:span text:style-name="T16_151">hold</text:span><text:span text:style-name="T16_152"><text:s/></text:span><text:span text:style-name="T16_153">but</text:span><text:span text:style-name="T16_154"><text:s/></text:span><text:span text:style-name="T16_155">cannot</text:span><text:span text:style-name="T16_156"><text:s/></text:span><text:span text:style-name="T16_157">act</text:span><text:span text:style-name="T16_158"><text:s/></text:span><text:span text:style-name="T16_159">upon</text:span><text:span text:style-name="T16_160">.<text:s text:c="2"/></text:span></text:p>
      <text:p text:style-name="P17"/>
      <text:p text:style-name="P18"><text:span text:style-name="T18_1">My</text:span><text:span text:style-name="T18_2"><text:s/></text:span><text:span text:style-name="T18_3">privilege</text:span><text:span text:style-name="T18_4"><text:s/></text:span><text:span text:style-name="T18_5">grants</text:span><text:span text:style-name="T18_6"><text:s/></text:span><text:span text:style-name="T18_7">me</text:span><text:span text:style-name="T18_8"><text:s/></text:span><text:span text:style-name="T18_9">the</text:span><text:span text:style-name="T18_10"><text:s/></text:span><text:span text:style-name="T18_11">opportunity</text:span><text:span text:style-name="T18_12"><text:s/></text:span><text:span text:style-name="T18_13">to</text:span><text:span text:style-name="T18_14"><text:s/></text:span><text:span text:style-name="T18_15">participate</text:span><text:span text:style-name="T18_16"><text:s/></text:span><text:span text:style-name="T18_17">in</text:span><text:span text:style-name="T18_18"><text:s/></text:span><text:span text:style-name="T18_19">free</text:span><text:span text:style-name="T18_20"><text:s/></text:span><text:span text:style-name="T18_21">software</text:span><text:span text:style-name="T18_22">,<text:s/></text:span><text:span text:style-name="T18_23">yes</text:span><text:span text:style-name="T18_24">,<text:s/></text:span><text:span text:style-name="T18_25">but</text:span><text:span text:style-name="T18_26"><text:s/></text:span><text:span text:style-name="T18_27">it</text:span><text:span text:style-name="T18_28"><text:s/></text:span><text:span text:style-name="T18_29">also</text:span><text:span text:style-name="T18_30"><text:s/></text:span><text:span text:style-name="T18_31">takes</text:span><text:span text:style-name="T18_32"><text:s/></text:span><text:span text:style-name="T18_33">away</text:span><text:span text:style-name="T18_34"><text:s/></text:span><text:span text:style-name="T18_35">opportunity</text:span><text:span text:style-name="T18_36">:<text:s/></text:span><text:span text:style-name="T18_37">the</text:span><text:span text:style-name="T18_38"><text:s/></text:span><text:span text:style-name="T18_39">chance</text:span><text:span text:style-name="T18_40"><text:s/></text:span><text:span text:style-name="T18_41">for</text:span><text:span text:style-name="T18_42"><text:s/></text:span><text:span text:style-name="T18_43">someone</text:span><text:span text:style-name="T18_44"><text:s/></text:span><text:span text:style-name="T18_45">else</text:span><text:span text:style-name="T18_46"><text:s/></text:span><text:span text:style-name="T18_47">to</text:span><text:span text:style-name="T18_48"><text:s/></text:span><text:span text:style-name="T18_49">support</text:span><text:span text:style-name="T18_50"><text:s/></text:span><text:span text:style-name="T18_51">themselves</text:span><text:span text:style-name="T18_52"><text:s/></text:span><text:span text:style-name="T18_53">by</text:span><text:span text:style-name="T18_54"><text:s/></text:span><text:span text:style-name="T18_55">selling</text:span><text:span text:style-name="T18_56"><text:s/></text:span><text:span text:style-name="T18_57">non</text:span><text:span text:style-name="T18_58">-</text:span><text:span text:style-name="T18_59">free</text:span><text:span text:style-name="T18_60"><text:s/></text:span><text:span text:style-name="T18_61">versions</text:span><text:span text:style-name="T18_62"><text:s/></text:span><text:span text:style-name="T18_63">of</text:span><text:span text:style-name="T18_64"><text:s/></text:span><text:span text:style-name="T18_65">that</text:span><text:span text:style-name="T18_66"><text:s/></text:span><text:span text:style-name="T18_67">software</text:span><text:span text:style-name="T18_68">.<text:s text:c="2"/></text:span><text:span text:style-name="T18_69">It</text:span><text:span text:style-name="T18_70"><text:s/></text:span><text:span text:style-name="T18_71">also</text:span><text:span text:style-name="T18_72"><text:s/></text:span><text:span text:style-name="T18_73">improves</text:span><text:span text:style-name="T18_74"><text:s/></text:span><text:span text:style-name="T18_75">my</text:span><text:span text:style-name="T18_76"><text:s/></text:span><text:span text:style-name="T18_77">career</text:span><text:span text:style-name="T18_78"><text:s/></text:span><text:span text:style-name="T18_79">options</text:span><text:span text:style-name="T18_80"><text:s/></text:span><text:span text:style-name="T18_81">at</text:span><text:span text:style-name="T18_82"><text:s/></text:span><text:span text:style-name="T18_83">the</text:span><text:span text:style-name="T18_84"><text:s/></text:span><text:span text:style-name="T18_85">expense</text:span><text:span text:style-name="T18_86"><text:s/></text:span><text:span text:style-name="T18_87">of</text:span><text:span text:style-name="T18_88"><text:s/></text:span><text:span text:style-name="T18_89">those</text:span><text:span text:style-name="T18_90"><text:s/></text:span><text:span text:style-name="T18_91">without</text:span><text:span text:style-name="T18_92"><text:s/></text:span><text:span text:style-name="T18_93">the</text:span><text:span text:style-name="T18_94"><text:s/></text:span><text:span text:style-name="T18_95">time</text:span><text:span text:style-name="T18_96"><text:s/></text:span><text:span text:style-name="T18_97">or</text:span><text:span text:style-name="T18_98"><text:s/></text:span><text:span text:style-name="T18_99">resources</text:span><text:span text:style-name="T18_100"><text:s/></text:span><text:span text:style-name="T18_101">to</text:span><text:span text:style-name="T18_102"><text:s/></text:span><text:span text:style-name="T18_103">volunteer</text:span><text:span text:style-name="T18_104">,<text:s/></text:span><text:span text:style-name="T18_105">as</text:span><text:span text:style-name="T18_106"><text:s/></text:span><text:span text:style-name="T18_107">Ashe</text:span><text:span text:style-name="T18_108"><text:s/></text:span><text:span text:style-name="T18_109">Dryden</text:span><text:span text:style-name="T18_110"><text:s/></text:span><text:span text:style-name="T18_111">lays</text:span><text:span text:style-name="T18_112"><text:s/></text:span><text:span text:style-name="T18_113">out</text:span><text:span text:style-name="T18_114"><text:s/></text:span><text:span text:style-name="T18_115">so</text:span><text:span text:style-name="T18_116"><text:s/></text:span><text:span text:style-name="T18_117">eloquently</text:span><text:span text:style-name="T18_118"><text:s/></text:span><text:span text:style-name="T18_119">in</text:span><text:span text:style-name="T18_120"><text:s/></text:span><text:span text:style-name="T18_121">her</text:span><text:span text:style-name="T18_122"><text:s/></text:span><text:span text:style-name="T18_123">piece</text:span><text:span text:style-name="T18_124"><text:s/></text:span><text:span text:style-name="T18_125"><text:a xlink:type="simple" xlink:href="http://www.ashedryden.com/blog/the-ethics-of-unpaid-labor-and-the-oss-community"><text:span text:style-name="T18_126">“</text:span></text:a></text:span><text:span text:style-name="T18_127"><text:a xlink:type="simple" xlink:href="http://www.ashedryden.com/blog/the-ethics-of-unpaid-labor-and-the-oss-community"><text:span text:style-name="T18_128">The</text:span></text:a></text:span><text:span text:style-name="T18_129"><text:a xlink:type="simple" xlink:href="http://www.ashedryden.com/blog/the-ethics-of-unpaid-labor-and-the-oss-community"><text:span text:style-name="T18_130"><text:s/></text:span></text:a></text:span><text:span text:style-name="T18_131"><text:a xlink:type="simple" xlink:href="http://www.ashedryden.com/blog/the-ethics-of-unpaid-labor-and-the-oss-community"><text:span text:style-name="T18_132">Ethics</text:span></text:a></text:span><text:span text:style-name="T18_133"><text:a xlink:type="simple" xlink:href="http://www.ashedryden.com/blog/the-ethics-of-unpaid-labor-and-the-oss-community"><text:span text:style-name="T18_134"><text:s/></text:span></text:a></text:span><text:span text:style-name="T18_135"><text:a xlink:type="simple" xlink:href="http://www.ashedryden.com/blog/the-ethics-of-unpaid-labor-and-the-oss-community"><text:span text:style-name="T18_136">of</text:span></text:a></text:span><text:span text:style-name="T18_137"><text:a xlink:type="simple" xlink:href="http://www.ashedryden.com/blog/the-ethics-of-unpaid-labor-and-the-oss-community"><text:span text:style-name="T18_138"><text:s/></text:span></text:a></text:span><text:span text:style-name="T18_139"><text:a xlink:type="simple" xlink:href="http://www.ashedryden.com/blog/the-ethics-of-unpaid-labor-and-the-oss-community"><text:span text:style-name="T18_140">Unpaid</text:span></text:a></text:span><text:span text:style-name="T18_141"><text:a xlink:type="simple" xlink:href="http://www.ashedryden.com/blog/the-ethics-of-unpaid-labor-and-the-oss-community"><text:span text:style-name="T18_142"><text:s/></text:span></text:a></text:span><text:span text:style-name="T18_143"><text:a xlink:type="simple" xlink:href="http://www.ashedryden.com/blog/the-ethics-of-unpaid-labor-and-the-oss-community"><text:span text:style-name="T18_144">Labor</text:span></text:a></text:span><text:span text:style-name="T18_145"><text:a xlink:type="simple" xlink:href="http://www.ashedryden.com/blog/the-ethics-of-unpaid-labor-and-the-oss-community"><text:span text:style-name="T18_146"><text:s/></text:span></text:a></text:span><text:span text:style-name="T18_147"><text:a xlink:type="simple" xlink:href="http://www.ashedryden.com/blog/the-ethics-of-unpaid-labor-and-the-oss-community"><text:span text:style-name="T18_148">and</text:span></text:a></text:span><text:span text:style-name="T18_149"><text:a xlink:type="simple" xlink:href="http://www.ashedryden.com/blog/the-ethics-of-unpaid-labor-and-the-oss-community"><text:span text:style-name="T18_150"><text:s/></text:span></text:a></text:span><text:span text:style-name="T18_151"><text:a xlink:type="simple" xlink:href="http://www.ashedryden.com/blog/the-ethics-of-unpaid-labor-and-the-oss-community"><text:span text:style-name="T18_152">the</text:span></text:a></text:span><text:span text:style-name="T18_153"><text:a xlink:type="simple" xlink:href="http://www.ashedryden.com/blog/the-ethics-of-unpaid-labor-and-the-oss-community"><text:span text:style-name="T18_154"><text:s/></text:span></text:a></text:span><text:span text:style-name="T18_155"><text:a xlink:type="simple" xlink:href="http://www.ashedryden.com/blog/the-ethics-of-unpaid-labor-and-the-oss-community"><text:span text:style-name="T18_156">OSS</text:span></text:a></text:span><text:span text:style-name="T18_157"><text:a xlink:type="simple" xlink:href="http://www.ashedryden.com/blog/the-ethics-of-unpaid-labor-and-the-oss-community"><text:span text:style-name="T18_158"><text:s/></text:span></text:a></text:span><text:span text:style-name="T18_159"><text:a xlink:type="simple" xlink:href="http://www.ashedryden.com/blog/the-ethics-of-unpaid-labor-and-the-oss-community"><text:span text:style-name="T18_160">Community</text:span></text:a></text:span><text:span text:style-name="T18_161"><text:a xlink:type="simple" xlink:href="http://www.ashedryden.com/blog/the-ethics-of-unpaid-labor-and-the-oss-community"><text:span text:style-name="T18_162">”.</text:span></text:a></text:span><text:span text:style-name="T18_163"><text:s text:c="2"/></text:span><text:span text:style-name="T18_164">Like</text:span><text:span text:style-name="T18_165"><text:s/></text:span><text:span text:style-name="T18_166">unpaid</text:span><text:span text:style-name="T18_167"><text:s/></text:span><text:span text:style-name="T18_168">political</text:span><text:span text:style-name="T18_169"><text:s/></text:span><text:span text:style-name="T18_170">and</text:span><text:span text:style-name="T18_171"><text:s/></text:span><text:span text:style-name="T18_172">literary</text:span><text:span text:style-name="T18_173"><text:s/></text:span><text:span text:style-name="T18_174">internships</text:span><text:span text:style-name="T18_175">,<text:s/></text:span><text:span text:style-name="T18_176">free</text:span><text:span text:style-name="T18_177"><text:s/></text:span><text:span text:style-name="T18_178">software</text:span><text:span text:style-name="T18_179"><text:s/></text:span><text:span text:style-name="T18_180">contributions</text:span><text:span text:style-name="T18_181"><text:s/></text:span><text:span text:style-name="T18_182">act</text:span><text:span text:style-name="T18_183"><text:s/></text:span><text:span text:style-name="T18_184">as</text:span><text:span text:style-name="T18_185"><text:s/></text:span><text:span text:style-name="T18_186">a</text:span><text:span text:style-name="T18_187"><text:s/></text:span><text:span text:style-name="T18_188">filter</text:span><text:span text:style-name="T18_189">,<text:s/></text:span><text:span text:style-name="T18_190">allowing</text:span><text:span text:style-name="T18_191"><text:s/></text:span><text:span text:style-name="T18_192">the</text:span><text:span text:style-name="T18_193"><text:s/></text:span><text:span text:style-name="T18_194">already</text:span><text:span text:style-name="T18_195"><text:s/></text:span><text:span text:style-name="T18_196">privileged</text:span><text:span text:style-name="T18_197"><text:s/></text:span><text:span text:style-name="T18_198">to</text:span><text:span text:style-name="T18_199"><text:s/></text:span><text:span text:style-name="T18_200">retain</text:span><text:span text:style-name="T18_201"><text:s/></text:span><text:span text:style-name="T18_202">power</text:span><text:span text:style-name="T18_203">.<text:s text:c="2"/></text:span><text:span text:style-name="T18_204">And</text:span><text:span text:style-name="T18_205">,<text:s/></text:span><text:span text:style-name="T18_206">as</text:span><text:span text:style-name="T18_207"><text:s/></text:span><text:span text:style-name="T18_208">I</text:span><text:span text:style-name="T18_209"><text:s/></text:span><text:span text:style-name="T18_210">said</text:span><text:span text:style-name="T18_211"><text:s/></text:span><text:span text:style-name="T18_212">earlier</text:span><text:span text:style-name="T18_213">,<text:s/></text:span><text:span text:style-name="T18_214">time</text:span><text:span text:style-name="T18_215"><text:s/></text:span><text:span text:style-name="T18_216">spent</text:span><text:span text:style-name="T18_217"><text:s/></text:span><text:span text:style-name="T18_218">advocating</text:span><text:span text:style-name="T18_219"><text:s/></text:span><text:span text:style-name="T18_220">for</text:span><text:span text:style-name="T18_221"><text:s/></text:span><text:span text:style-name="T18_222">free</text:span><text:span text:style-name="T18_223"><text:s/></text:span><text:span text:style-name="T18_224">culture</text:span><text:span text:style-name="T18_225"><text:s/></text:span><text:span text:style-name="T18_226">is</text:span><text:span text:style-name="T18_227"><text:s/></text:span><text:span text:style-name="T18_228">time</text:span><text:span text:style-name="T18_229"><text:s/></text:span><text:span text:style-name="T18_230">I</text:span><text:span text:style-name="T18_231">’</text:span><text:span text:style-name="T18_232">m</text:span><text:span text:style-name="T18_233"><text:s/></text:span><text:span text:style-name="T18_234">not</text:span><text:span text:style-name="T18_235"><text:s/></text:span><text:span text:style-name="T18_236">spending</text:span><text:span text:style-name="T18_237"><text:s/></text:span><text:span text:style-name="T18_238">advocating</text:span><text:span text:style-name="T18_239"><text:s/></text:span><text:span text:style-name="T18_240">against</text:span><text:span text:style-name="T18_241"><text:s/></text:span><text:span text:style-name="T18_242">foreclosures</text:span><text:span text:style-name="T18_243"><text:s/></text:span><text:span text:style-name="T18_244">and</text:span><text:span text:style-name="T18_245"><text:s/></text:span><text:span text:style-name="T18_246">food</text:span><text:span text:style-name="T18_247"><text:s/></text:span><text:span text:style-name="T18_248">deserts</text:span><text:span text:style-name="T18_249">.</text:span></text:p>
      <text:p text:style-name="P19"/>
      <text:p text:style-name="P20"><text:span text:style-name="T20_1">It</text:span><text:span text:style-name="T20_2"><text:s/></text:span><text:span text:style-name="T20_3">is</text:span><text:span text:style-name="T20_4"><text:s/></text:span><text:span text:style-name="T20_5">tempting</text:span><text:span text:style-name="T20_6"><text:s/></text:span><text:span text:style-name="T20_7">to</text:span><text:span text:style-name="T20_8"><text:s/></text:span><text:span text:style-name="T20_9">wave</text:span><text:span text:style-name="T20_10"><text:s/></text:span><text:span text:style-name="T20_11">away</text:span><text:span text:style-name="T20_12"><text:s/></text:span><text:span text:style-name="T20_13">these</text:span><text:span text:style-name="T20_14"><text:s/></text:span><text:span text:style-name="T20_15">issues</text:span><text:span text:style-name="T20_16"><text:s/></text:span><text:span text:style-name="T20_17">by</text:span><text:span text:style-name="T20_18"><text:s/></text:span><text:span text:style-name="T20_19">arguing</text:span><text:span text:style-name="T20_20"><text:s/></text:span><text:span text:style-name="T20_21">that</text:span><text:span text:style-name="T20_22"><text:s/></text:span><text:span text:style-name="T20_23">less</text:span><text:span text:style-name="T20_24"><text:s/></text:span><text:span text:style-name="T20_25">privileged</text:span><text:span text:style-name="T20_26"><text:s/></text:span><text:span text:style-name="T20_27">people</text:span><text:span text:style-name="T20_28"><text:s/></text:span><text:span text:style-name="T20_29">have</text:span><text:span text:style-name="T20_30"><text:s/></text:span><text:span text:style-name="T20_31">greater</text:span><text:span text:style-name="T20_32"><text:s/></text:span><text:span text:style-name="T20_33">access</text:span><text:span text:style-name="T20_34"><text:s/></text:span><text:span text:style-name="T20_35">to</text:span><text:span text:style-name="T20_36"><text:s/></text:span><text:span text:style-name="T20_37">free</text:span><text:span text:style-name="T20_38"><text:s/></text:span><text:span text:style-name="T20_39">culture</text:span><text:span text:style-name="T20_40"><text:s/></text:span><text:span text:style-name="T20_41">than</text:span><text:span text:style-name="T20_42"><text:s/></text:span><text:span text:style-name="T20_43">to</text:span><text:span text:style-name="T20_44"><text:s/></text:span><text:span text:style-name="T20_45">proprietary</text:span><text:span text:style-name="T20_46"><text:s/></text:span><text:span text:style-name="T20_47">products</text:span><text:span text:style-name="T20_48">.<text:s text:c="2"/></text:span><text:span text:style-name="T20_49">After</text:span><text:span text:style-name="T20_50"><text:s/></text:span><text:span text:style-name="T20_51">all</text:span><text:span text:style-name="T20_52">,<text:s/></text:span><text:span text:style-name="T20_53">we</text:span><text:span text:style-name="T20_54"><text:s/></text:span><text:span text:style-name="T20_55">give</text:span><text:span text:style-name="T20_56"><text:s/></text:span><text:span text:style-name="T20_57">free</text:span><text:span text:style-name="T20_58"><text:s/></text:span><text:span text:style-name="T20_59">culture</text:span><text:span text:style-name="T20_60"><text:s/></text:span><text:span text:style-name="T20_61">away</text:span><text:span text:style-name="T20_62">!<text:s text:c="2"/></text:span><text:span text:style-name="T20_63">Yet</text:span><text:span text:style-name="T20_64"><text:s/></text:span><text:span text:style-name="T20_65">who</text:span><text:span text:style-name="T20_66"><text:s/></text:span><text:span text:style-name="T20_67">knows</text:span><text:span text:style-name="T20_68"><text:s/></text:span><text:span text:style-name="T20_69">if</text:span><text:span text:style-name="T20_70"><text:s/></text:span><text:span text:style-name="T20_71">these</text:span><text:span text:style-name="T20_72"><text:s/></text:span><text:span text:style-name="T20_73">benefits</text:span><text:span text:style-name="T20_74"><text:s/></text:span><text:span text:style-name="T20_75">are</text:span><text:span text:style-name="T20_76"><text:s/></text:span><text:span text:style-name="T20_77">greater</text:span><text:span text:style-name="T20_78"><text:s/></text:span><text:span text:style-name="T20_79">than</text:span><text:span text:style-name="T20_80"><text:s/></text:span><text:span text:style-name="T20_81">the</text:span><text:span text:style-name="T20_82"><text:s/></text:span><text:span text:style-name="T20_83">harms</text:span><text:span text:style-name="T20_84">,<text:s/></text:span><text:span text:style-name="T20_85">and</text:span><text:span text:style-name="T20_86"><text:s/></text:span><text:span text:style-name="T20_87">besides</text:span><text:span text:style-name="T20_88">,<text:s/></text:span><text:span text:style-name="T20_89">the</text:span><text:span text:style-name="T20_90"><text:s/></text:span><text:span text:style-name="T20_91">benefits</text:span><text:span text:style-name="T20_92"><text:s/></text:span><text:span text:style-name="T20_93">are</text:span><text:span text:style-name="T20_94"><text:s/></text:span><text:span text:style-name="T20_95">seldom</text:span><text:span text:style-name="T20_96"><text:s/></text:span><text:span text:style-name="T20_97">a</text:span><text:span text:style-name="T20_98"><text:s/></text:span><text:span text:style-name="T20_99">priority</text:span><text:span text:style-name="T20_100"><text:s/></text:span><text:span text:style-name="T20_101">in</text:span><text:span text:style-name="T20_102"><text:s/></text:span><text:span text:style-name="T20_103">free</text:span><text:span text:style-name="T20_104"><text:s/></text:span><text:span text:style-name="T20_105">culture</text:span><text:span text:style-name="T20_106">.<text:s text:c="2"/></text:span><text:span text:style-name="T20_107">Most</text:span><text:span text:style-name="T20_108"><text:s/></text:span><text:span text:style-name="T20_109">free</text:span><text:span text:style-name="T20_110"><text:s/></text:span><text:span text:style-name="T20_111">software</text:span><text:span text:style-name="T20_112"><text:s/></text:span><text:span text:style-name="T20_113">is</text:span><text:span text:style-name="T20_114"><text:s/></text:span><text:span text:style-name="T20_115">made</text:span><text:span text:style-name="T20_116"><text:s/></text:span><text:span text:style-name="T20_117">for</text:span><text:span text:style-name="T20_118"><text:s/></text:span><text:span text:style-name="T20_119">other</text:span><text:span text:style-name="T20_120"><text:s/></text:span><text:span text:style-name="T20_121">free</text:span><text:span text:style-name="T20_122"><text:s/></text:span><text:span text:style-name="T20_123">software</text:span><text:span text:style-name="T20_124"><text:s/></text:span><text:span text:style-name="T20_125">developers</text:span><text:span text:style-name="T20_126">,<text:s/></text:span><text:span text:style-name="T20_127">and</text:span><text:span text:style-name="T20_128"><text:s/></text:span><text:span text:style-name="T20_129">we</text:span><text:span text:style-name="T20_130"><text:s/></text:span><text:span text:style-name="T20_131">celebrate</text:span><text:span text:style-name="T20_132"><text:s/>“</text:span><text:span text:style-name="T20_133">scratching</text:span><text:span text:style-name="T20_134"><text:s/></text:span><text:span text:style-name="T20_135">your</text:span><text:span text:style-name="T20_136"><text:s/></text:span><text:span text:style-name="T20_137">own</text:span><text:span text:style-name="T20_138"><text:s/></text:span><text:span text:style-name="T20_139">itch</text:span><text:span text:style-name="T20_140">”.<text:s text:c="2"/></text:span><text:span text:style-name="T20_141">Not</text:span><text:span text:style-name="T20_142"><text:s/></text:span><text:span text:style-name="T20_143">that</text:span><text:span text:style-name="T20_144"><text:s/></text:span><text:span text:style-name="T20_145">a</text:span><text:span text:style-name="T20_146"><text:s/></text:span><text:span text:style-name="T20_147">focus</text:span><text:span text:style-name="T20_148"><text:s/></text:span><text:span text:style-name="T20_149">on</text:span><text:span text:style-name="T20_150"><text:s/></text:span><text:span text:style-name="T20_151">less</text:span><text:span text:style-name="T20_152"><text:s/></text:span><text:span text:style-name="T20_153">privileged</text:span><text:span text:style-name="T20_154"><text:s/></text:span><text:span text:style-name="T20_155">people</text:span><text:span text:style-name="T20_156"><text:s/></text:span><text:span text:style-name="T20_157">is</text:span><text:span text:style-name="T20_158"><text:s/></text:span><text:span text:style-name="T20_159">always</text:span><text:span text:style-name="T20_160"><text:s/></text:span><text:span text:style-name="T20_161">better</text:span><text:span text:style-name="T20_162"><text:s/>-<text:s/></text:span><text:span text:style-name="T20_163">in</text:span><text:span text:style-name="T20_164"><text:s/></text:span><text:span text:style-name="T20_165">fact</text:span><text:span text:style-name="T20_166">,<text:s/></text:span><text:span text:style-name="T20_167">it</text:span><text:span text:style-name="T20_168"><text:s/></text:span><text:span text:style-name="T20_169">can</text:span><text:span text:style-name="T20_170"><text:s/></text:span><text:span text:style-name="T20_171">be</text:span><text:span text:style-name="T20_172"><text:s/></text:span><text:span text:style-name="T20_173">deeply</text:span><text:span text:style-name="T20_174"><text:s/></text:span><text:span text:style-name="T20_175">condescending</text:span><text:span text:style-name="T20_176"><text:s/></text:span><text:span text:style-name="T20_177">and</text:span><text:span text:style-name="T20_178"><text:s/></text:span><text:span text:style-name="T20_179">unhelpful</text:span><text:span text:style-name="T20_180">.</text:span></text:p>
      <text:p text:style-name="P21"/>
      <text:p text:style-name="P22"><text:span text:style-name="T22_1">Let</text:span><text:span text:style-name="T22_2"><text:s/></text:span><text:span text:style-name="T22_3">us</text:span><text:span text:style-name="T22_4"><text:s/></text:span><text:span text:style-name="T22_5">return</text:span><text:span text:style-name="T22_6"><text:s/></text:span><text:span text:style-name="T22_7">to</text:span><text:span text:style-name="T22_8"><text:s/></text:span><text:span text:style-name="T22_9">the</text:span><text:span text:style-name="T22_10"><text:s/></text:span><text:span text:style-name="T22_11">original</text:span><text:span text:style-name="T22_12"><text:s/></text:span><text:span text:style-name="T22_13">claim</text:span><text:span text:style-name="T22_14">:<text:s/>“</text:span><text:span text:style-name="T22_15">free</text:span><text:span text:style-name="T22_16"><text:s/></text:span><text:span text:style-name="T22_17">as</text:span><text:span text:style-name="T22_18"><text:s/></text:span><text:span text:style-name="T22_19">in</text:span><text:span text:style-name="T22_20"><text:s/></text:span><text:span text:style-name="T22_21">speech</text:span><text:span text:style-name="T22_22">,<text:s/></text:span><text:span text:style-name="T22_23">not</text:span><text:span text:style-name="T22_24"><text:s/></text:span><text:span text:style-name="T22_25">free</text:span><text:span text:style-name="T22_26"><text:s/></text:span><text:span text:style-name="T22_27">as</text:span><text:span text:style-name="T22_28"><text:s/></text:span><text:span text:style-name="T22_29">in</text:span><text:span text:style-name="T22_30"><text:s/></text:span><text:span text:style-name="T22_31">beer</text:span><text:span text:style-name="T22_32">”.<text:s text:c="2"/></text:span><text:span text:style-name="T22_33">Is</text:span><text:span text:style-name="T22_34"><text:s/></text:span><text:span text:style-name="T22_35">it</text:span><text:span text:style-name="T22_36"><text:s/></text:span><text:span text:style-name="T22_37">even</text:span><text:span text:style-name="T22_38"><text:s/></text:span><text:span text:style-name="T22_39">possible</text:span><text:span text:style-name="T22_40"><text:s/></text:span><text:span text:style-name="T22_41">for</text:span><text:span text:style-name="T22_42"><text:s/></text:span><text:span text:style-name="T22_43">free</text:span><text:span text:style-name="T22_44"><text:s/></text:span><text:span text:style-name="T22_45">culture</text:span><text:span text:style-name="T22_46"><text:s/></text:span><text:span text:style-name="T22_47">to</text:span><text:span text:style-name="T22_48"><text:s/></text:span><text:span text:style-name="T22_49">be</text:span><text:span text:style-name="T22_50"><text:s/></text:span><text:span text:style-name="T22_51">one</text:span><text:span text:style-name="T22_52"><text:s/></text:span><text:span text:style-name="T22_53">but</text:span><text:span text:style-name="T22_54"><text:s/></text:span><text:span text:style-name="T22_55">not</text:span><text:span text:style-name="T22_56"><text:s/></text:span><text:span text:style-name="T22_57">the</text:span><text:span text:style-name="T22_58"><text:s/></text:span><text:span text:style-name="T22_59">other</text:span><text:span text:style-name="T22_60">?<text:s text:c="2"/></text:span><text:span text:style-name="T22_61">Or</text:span><text:span text:style-name="T22_62"><text:s/></text:span><text:span text:style-name="T22_63">is</text:span><text:span text:style-name="T22_64"><text:s/></text:span><text:span text:style-name="T22_65">this</text:span><text:span text:style-name="T22_66"><text:s/></text:span><text:span text:style-name="T22_67">explanation</text:span><text:span text:style-name="T22_68"><text:s/></text:span><text:span text:style-name="T22_69">an</text:span><text:span text:style-name="T22_70"><text:s/></text:span><text:span text:style-name="T22_71">equivocation</text:span><text:span text:style-name="T22_72">?<text:s text:c="2"/></text:span></text:p>
      <text:p text:style-name="P23"/>
      <text:p text:style-name="P24"><text:span text:style-name="T24_1">One</text:span><text:span text:style-name="T24_2"><text:s/></text:span><text:span text:style-name="T24_3">can</text:span><text:span text:style-name="T24_4"><text:s/></text:span><text:span text:style-name="T24_5">view</text:span><text:span text:style-name="T24_6"><text:s/></text:span><text:span text:style-name="T24_7">the</text:span><text:span text:style-name="T24_8"><text:s/></text:span><text:span text:style-name="T24_9">schiasm</text:span><text:span text:style-name="T24_10"><text:s/></text:span><text:span text:style-name="T24_11">between</text:span><text:span text:style-name="T24_12"><text:s/></text:span><text:span text:style-name="T24_13">Free</text:span><text:span text:style-name="T24_14"><text:s/></text:span><text:span text:style-name="T24_15">Software</text:span><text:span text:style-name="T24_16"><text:s/></text:span><text:span text:style-name="T24_17">and</text:span><text:span text:style-name="T24_18"><text:s/></text:span><text:span text:style-name="T24_19">Open</text:span><text:span text:style-name="T24_20"><text:s/></text:span><text:span text:style-name="T24_21">Source</text:span><text:span text:style-name="T24_22"><text:s/></text:span><text:span text:style-name="T24_23">through</text:span><text:span text:style-name="T24_24"><text:s/></text:span><text:span text:style-name="T24_25">their</text:span><text:span text:style-name="T24_26"><text:s/></text:span><text:span text:style-name="T24_27">response</text:span><text:span text:style-name="T24_28"><text:s/></text:span><text:span text:style-name="T24_29">to</text:span><text:span text:style-name="T24_30"><text:s/></text:span><text:span text:style-name="T24_31">this</text:span><text:span text:style-name="T24_32"><text:s/></text:span><text:span text:style-name="T24_33">phrase</text:span><text:span text:style-name="T24_34">.<text:s text:c="2"/></text:span><text:span text:style-name="T24_35">Free</text:span><text:span text:style-name="T24_36"><text:s/></text:span><text:span text:style-name="T24_37">Software</text:span><text:span text:style-name="T24_38"><text:s/></text:span><text:span text:style-name="T24_39">advocates</text:span><text:span text:style-name="T24_40"><text:s/></text:span><text:span text:style-name="T24_41">tend</text:span><text:span text:style-name="T24_42"><text:s/></text:span><text:span text:style-name="T24_43">to</text:span><text:span text:style-name="T24_44"><text:s/></text:span><text:span text:style-name="T24_45">embrace</text:span><text:span text:style-name="T24_46"><text:s/></text:span><text:span text:style-name="T24_47">liberty</text:span><text:span text:style-name="T24_48"><text:s/></text:span><text:span text:style-name="T24_49">rights</text:span><text:span text:style-name="T24_50">,<text:s/></text:span><text:span text:style-name="T24_51">preferring</text:span><text:span text:style-name="T24_52"><text:s/></text:span><text:span text:style-name="T24_53">not</text:span><text:span text:style-name="T24_54"><text:s/></text:span><text:span text:style-name="T24_55">to</text:span><text:span text:style-name="T24_56"><text:s/></text:span><text:span text:style-name="T24_57">think</text:span><text:span text:style-name="T24_58"><text:s/></text:span><text:span text:style-name="T24_59">about</text:span><text:span text:style-name="T24_60"><text:s/></text:span><text:span text:style-name="T24_61">the</text:span><text:span text:style-name="T24_62"><text:s/></text:span><text:span text:style-name="T24_63">implications</text:span><text:span text:style-name="T24_64"><text:s/></text:span><text:span text:style-name="T24_65">for</text:span><text:span text:style-name="T24_66"><text:s/></text:span><text:span text:style-name="T24_67">property</text:span><text:span text:style-name="T24_68">,<text:s/></text:span><text:span text:style-name="T24_69">and</text:span><text:span text:style-name="T24_70"><text:s/></text:span><text:span text:style-name="T24_71">often</text:span><text:span text:style-name="T24_72"><text:s/></text:span><text:span text:style-name="T24_73">eschewing</text:span><text:span text:style-name="T24_74"><text:s/></text:span><text:span text:style-name="T24_75">the</text:span><text:span text:style-name="T24_76"><text:s/></text:span><text:span text:style-name="T24_77">idea</text:span><text:span text:style-name="T24_78"><text:s/></text:span><text:span text:style-name="T24_79">of</text:span><text:span text:style-name="T24_80"><text:s/></text:span><text:span text:style-name="T24_81">intellectual</text:span><text:span text:style-name="T24_82"><text:s/></text:span><text:span text:style-name="T24_83">property</text:span><text:span text:style-name="T24_84"><text:s/></text:span><text:span text:style-name="T24_85">at</text:span><text:span text:style-name="T24_86"><text:s/></text:span><text:span text:style-name="T24_87">all</text:span><text:span text:style-name="T24_88">.<text:s text:c="2"/></text:span><text:span text:style-name="T24_89">Open</text:span><text:span text:style-name="T24_90"><text:s/></text:span><text:span text:style-name="T24_91">Source</text:span><text:span text:style-name="T24_92"><text:s/></text:span><text:span text:style-name="T24_93">advocates</text:span><text:span text:style-name="T24_94">,<text:s/></text:span><text:span text:style-name="T24_95">on</text:span><text:span text:style-name="T24_96"><text:s/></text:span><text:span text:style-name="T24_97">the</text:span><text:span text:style-name="T24_98"><text:s/></text:span><text:span text:style-name="T24_99">other</text:span><text:span text:style-name="T24_100"><text:s/></text:span><text:span text:style-name="T24_101">hand</text:span><text:span text:style-name="T24_102">,<text:s/></text:span><text:span text:style-name="T24_103">try</text:span><text:span text:style-name="T24_104"><text:s/></text:span><text:span text:style-name="T24_105">to</text:span><text:span text:style-name="T24_106"><text:s/></text:span><text:span text:style-name="T24_107">reconcile</text:span><text:span text:style-name="T24_108"><text:s/></text:span><text:span text:style-name="T24_109">the</text:span><text:span text:style-name="T24_110"><text:s/></text:span><text:span text:style-name="T24_111">property</text:span><text:span text:style-name="T24_112"><text:s/></text:span><text:span text:style-name="T24_113">implications</text:span><text:span text:style-name="T24_114"><text:s/></text:span><text:span text:style-name="T24_115">of</text:span><text:span text:style-name="T24_116"><text:s/></text:span><text:span text:style-name="T24_117">free</text:span><text:span text:style-name="T24_118"><text:s/></text:span><text:span text:style-name="T24_119">software</text:span><text:span text:style-name="T24_120"><text:s/></text:span><text:span text:style-name="T24_121">with</text:span><text:span text:style-name="T24_122"><text:s/></text:span><text:span text:style-name="T24_123">the</text:span><text:span text:style-name="T24_124"><text:s/></text:span><text:span text:style-name="T24_125">capitalist</text:span><text:span text:style-name="T24_126"><text:s/></text:span><text:span text:style-name="T24_127">society</text:span><text:span text:style-name="T24_128"><text:s/></text:span><text:span text:style-name="T24_129">in</text:span><text:span text:style-name="T24_130"><text:s/></text:span><text:span text:style-name="T24_131">which</text:span><text:span text:style-name="T24_132"><text:s/></text:span><text:span text:style-name="T24_133">most</text:span><text:span text:style-name="T24_134"><text:s/></text:span><text:span text:style-name="T24_135">of</text:span><text:span text:style-name="T24_136"><text:s/></text:span><text:span text:style-name="T24_137">it</text:span><text:span text:style-name="T24_138"><text:s/></text:span><text:span text:style-name="T24_139">is</text:span><text:span text:style-name="T24_140"><text:s/></text:span><text:span text:style-name="T24_141">produced</text:span><text:span text:style-name="T24_142">.<text:s text:c="2"/>“</text:span><text:span text:style-name="T24_143">Free</text:span><text:span text:style-name="T24_144"><text:s/></text:span><text:span text:style-name="T24_145">as</text:span><text:span text:style-name="T24_146"><text:s/></text:span><text:span text:style-name="T24_147">in</text:span><text:span text:style-name="T24_148"><text:s/></text:span><text:span text:style-name="T24_149">speech</text:span><text:span text:style-name="T24_150">,<text:s/></text:span><text:span text:style-name="T24_151">but</text:span><text:span text:style-name="T24_152"><text:s/></text:span><text:span text:style-name="T24_153">you</text:span><text:span text:style-name="T24_154"><text:s/></text:span><text:span text:style-name="T24_155">can</text:span><text:span text:style-name="T24_156"><text:s/></text:span><text:span text:style-name="T24_157">still</text:span><text:span text:style-name="T24_158"><text:s/></text:span><text:span text:style-name="T24_159">make</text:span><text:span text:style-name="T24_160"><text:s/></text:span><text:span text:style-name="T24_161">money</text:span><text:span text:style-name="T24_162"><text:s/></text:span><text:span text:style-name="T24_163">off</text:span><text:span text:style-name="T24_164"><text:s/></text:span><text:span text:style-name="T24_165">it</text:span><text:span text:style-name="T24_166">.”<text:s text:c="2"/></text:span><text:span text:style-name="T24_167">As</text:span><text:span text:style-name="T24_168"><text:s/></text:span><text:span text:style-name="T24_169">Mako</text:span><text:span text:style-name="T24_170"><text:s/></text:span><text:span text:style-name="T24_171">Hill</text:span><text:span text:style-name="T24_172"><text:s/></text:span><text:span text:style-name="T24_173">notes</text:span><text:span text:style-name="T24_174"><text:s/></text:span><text:span text:style-name="T24_175">in</text:span><text:span text:style-name="T24_176"><text:s/></text:span><text:span text:style-name="T24_177">his</text:span><text:span text:style-name="T24_178"><text:s/></text:span><text:span text:style-name="T24_179">essay</text:span><text:span text:style-name="T24_180"><text:s/></text:span><text:span text:style-name="T24_181"><text:a xlink:type="simple" xlink:href="https://mako.cc/writing/hill-when_free_software_isnt_better.html"><text:span text:style-name="T24_182">“</text:span></text:a></text:span><text:span text:style-name="T24_183"><text:a xlink:type="simple" xlink:href="https://mako.cc/writing/hill-when_free_software_isnt_better.html"><text:span text:style-name="T24_184">When</text:span></text:a></text:span><text:span text:style-name="T24_185"><text:a xlink:type="simple" xlink:href="https://mako.cc/writing/hill-when_free_software_isnt_better.html"><text:span text:style-name="T24_186"><text:s/></text:span></text:a></text:span><text:span text:style-name="T24_187"><text:a xlink:type="simple" xlink:href="https://mako.cc/writing/hill-when_free_software_isnt_better.html"><text:span text:style-name="T24_188">Free</text:span></text:a></text:span><text:span text:style-name="T24_189"><text:a xlink:type="simple" xlink:href="https://mako.cc/writing/hill-when_free_software_isnt_better.html"><text:span text:style-name="T24_190"><text:s/></text:span></text:a></text:span><text:span text:style-name="T24_191"><text:a xlink:type="simple" xlink:href="https://mako.cc/writing/hill-when_free_software_isnt_better.html"><text:span text:style-name="T24_192">Software</text:span></text:a></text:span><text:span text:style-name="T24_193"><text:a xlink:type="simple" xlink:href="https://mako.cc/writing/hill-when_free_software_isnt_better.html"><text:span text:style-name="T24_194"><text:s/></text:span></text:a></text:span><text:span text:style-name="T24_195"><text:a xlink:type="simple" xlink:href="https://mako.cc/writing/hill-when_free_software_isnt_better.html"><text:span text:style-name="T24_196">Isn</text:span></text:a></text:span><text:span text:style-name="T24_197"><text:a xlink:type="simple" xlink:href="https://mako.cc/writing/hill-when_free_software_isnt_better.html"><text:span text:style-name="T24_198">'</text:span></text:a></text:span><text:span text:style-name="T24_199"><text:a xlink:type="simple" xlink:href="https://mako.cc/writing/hill-when_free_software_isnt_better.html"><text:span text:style-name="T24_200">t</text:span></text:a></text:span><text:span text:style-name="T24_201"><text:a xlink:type="simple" xlink:href="https://mako.cc/writing/hill-when_free_software_isnt_better.html"><text:span text:style-name="T24_202"><text:s/></text:span></text:a></text:span><text:span text:style-name="T24_203"><text:a xlink:type="simple" xlink:href="https://mako.cc/writing/hill-when_free_software_isnt_better.html"><text:span text:style-name="T24_204">Better</text:span></text:a></text:span><text:span text:style-name="T24_205"><text:a xlink:type="simple" xlink:href="https://mako.cc/writing/hill-when_free_software_isnt_better.html"><text:span text:style-name="T24_206">”</text:span></text:a></text:span><text:span text:style-name="T24_207">,<text:s/></text:span><text:span text:style-name="T24_208">the</text:span><text:span text:style-name="T24_209"><text:s/></text:span><text:span text:style-name="T24_210">Open</text:span><text:span text:style-name="T24_211"><text:s/></text:span><text:span text:style-name="T24_212">Source</text:span><text:span text:style-name="T24_213"><text:s/></text:span><text:span text:style-name="T24_214">Initiative</text:span><text:span text:style-name="T24_215">’</text:span><text:span text:style-name="T24_216">s</text:span><text:span text:style-name="T24_217"><text:s/></text:span><text:span text:style-name="T24_218">mission</text:span><text:span text:style-name="T24_219"><text:s/></text:span><text:span text:style-name="T24_220">statement</text:span><text:span text:style-name="T24_221"><text:s/></text:span><text:span text:style-name="T24_222">focuses</text:span><text:span text:style-name="T24_223"><text:s/></text:span><text:span text:style-name="T24_224">on</text:span><text:span text:style-name="T24_225"><text:s/></text:span><text:span text:style-name="T24_226">the</text:span><text:span text:style-name="T24_227"><text:s/></text:span><text:span text:style-name="T24_228">higher</text:span><text:span text:style-name="T24_229"><text:s/></text:span><text:span text:style-name="T24_230">quality</text:span><text:span text:style-name="T24_231"><text:s/></text:span><text:span text:style-name="T24_232">and</text:span><text:span text:style-name="T24_233"><text:s/></text:span><text:span text:style-name="T24_234">lower</text:span><text:span text:style-name="T24_235"><text:s/></text:span><text:span text:style-name="T24_236">cost</text:span><text:span text:style-name="T24_237"><text:s/></text:span><text:span text:style-name="T24_238">of</text:span><text:span text:style-name="T24_239"><text:s/></text:span><text:span text:style-name="T24_240">open</text:span><text:span text:style-name="T24_241"><text:s/></text:span><text:span text:style-name="T24_242">source</text:span><text:span text:style-name="T24_243"><text:s/></text:span><text:span text:style-name="T24_244">software</text:span><text:span text:style-name="T24_245">.<text:s/></text:span><text:span text:style-name="T24_246"><text:s/></text:span><text:span text:style-name="T24_247">But</text:span><text:span text:style-name="T24_248">,<text:s/></text:span><text:span text:style-name="T24_249">he</text:span><text:span text:style-name="T24_250"><text:s/></text:span><text:span text:style-name="T24_251">continues</text:span><text:span text:style-name="T24_252">,<text:s/></text:span><text:span text:style-name="T24_253">free</text:span><text:span text:style-name="T24_254">/</text:span><text:span text:style-name="T24_255">open</text:span><text:span text:style-name="T24_256"><text:s/></text:span><text:span text:style-name="T24_257">source</text:span><text:span text:style-name="T24_258"><text:s/></text:span><text:span text:style-name="T24_259">software</text:span><text:span text:style-name="T24_260"><text:s/></text:span><text:span text:style-name="T24_261">is</text:span><text:span text:style-name="T24_262"><text:s/></text:span><text:span text:style-name="T24_263">sometimes</text:span><text:span text:style-name="T24_264"><text:s/></text:span><text:span text:style-name="T24_265">of</text:span><text:span text:style-name="T24_266"><text:s/></text:span><text:span text:style-name="T24_267">lower</text:span><text:span text:style-name="T24_268"><text:s/></text:span><text:span text:style-name="T24_269">quality</text:span><text:span text:style-name="T24_270"><text:s/></text:span><text:span text:style-name="T24_271">and</text:span><text:span text:style-name="T24_272"><text:s/></text:span><text:span text:style-name="T24_273">lower</text:span><text:span text:style-name="T24_274"><text:s/></text:span><text:span text:style-name="T24_275">value</text:span><text:span text:style-name="T24_276"><text:s/></text:span><text:span text:style-name="T24_277">to</text:span><text:span text:style-name="T24_278"><text:s/></text:span><text:span text:style-name="T24_279">individuals</text:span><text:span text:style-name="T24_280"><text:s/></text:span><text:span text:style-name="T24_281">and</text:span><text:span text:style-name="T24_282"><text:s/></text:span><text:span text:style-name="T24_283">businesses</text:span><text:span text:style-name="T24_284">.<text:s text:c="2"/></text:span><text:span text:style-name="T24_285">The</text:span><text:span text:style-name="T24_286"><text:s/></text:span><text:span text:style-name="T24_287">reconciliation</text:span><text:span text:style-name="T24_288"><text:s/></text:span><text:span text:style-name="T24_289">of</text:span><text:span text:style-name="T24_290"><text:s/></text:span><text:span text:style-name="T24_291">free</text:span><text:span text:style-name="T24_292"><text:s/></text:span><text:span text:style-name="T24_293">software</text:span><text:span text:style-name="T24_294"><text:s/></text:span><text:span text:style-name="T24_295">and</text:span><text:span text:style-name="T24_296"><text:s/></text:span><text:span text:style-name="T24_297">laissez</text:span><text:span text:style-name="T24_298">-</text:span><text:span text:style-name="T24_299">faire</text:span><text:span text:style-name="T24_300"><text:s/></text:span><text:span text:style-name="T24_301">capitalism</text:span><text:span text:style-name="T24_302">,<text:s/></text:span><text:span text:style-name="T24_303">always</text:span><text:span text:style-name="T24_304"><text:s/></text:span><text:span text:style-name="T24_305">fragile</text:span><text:span text:style-name="T24_306">,<text:s/></text:span><text:span text:style-name="T24_307">falls</text:span><text:span text:style-name="T24_308"><text:s/></text:span><text:span text:style-name="T24_309">apart</text:span><text:span text:style-name="T24_310">.</text:span></text:p>
      <text:p text:style-name="P25"/>
      <text:p text:style-name="P26"><text:span text:style-name="T26_1">What</text:span><text:span text:style-name="T26_2"><text:s/></text:span><text:span text:style-name="T26_3">happens</text:span><text:span text:style-name="T26_4"><text:s/></text:span><text:span text:style-name="T26_5">if</text:span><text:span text:style-name="T26_6"><text:s/></text:span><text:span text:style-name="T26_7">we</text:span><text:span text:style-name="T26_8"><text:s/></text:span><text:span text:style-name="T26_9">accept</text:span><text:span text:style-name="T26_10"><text:s/></text:span><text:span text:style-name="T26_11">that</text:span><text:span text:style-name="T26_12"><text:s/></text:span><text:span text:style-name="T26_13">free</text:span><text:span text:style-name="T26_14"><text:s/></text:span><text:span text:style-name="T26_15">culture</text:span><text:span text:style-name="T26_16"><text:s/></text:span><text:span text:style-name="T26_17">is</text:span><text:span text:style-name="T26_18"><text:s/>“</text:span><text:span text:style-name="T26_19">free</text:span><text:span text:style-name="T26_20"><text:s/></text:span><text:span text:style-name="T26_21">as</text:span><text:span text:style-name="T26_22"><text:s/></text:span><text:span text:style-name="T26_23">in</text:span><text:span text:style-name="T26_24"><text:s/></text:span><text:span text:style-name="T26_25">beer</text:span><text:span text:style-name="T26_26">”?<text:s text:c="2"/></text:span><text:span text:style-name="T26_27">If</text:span><text:span text:style-name="T26_28"><text:s/></text:span><text:span text:style-name="T26_29">we</text:span><text:span text:style-name="T26_30"><text:s/></text:span><text:span text:style-name="T26_31">reframe</text:span><text:span text:style-name="T26_32"><text:s/></text:span><text:span text:style-name="T26_33">our</text:span><text:span text:style-name="T26_34"><text:s/></text:span><text:span text:style-name="T26_35">arguments</text:span><text:span text:style-name="T26_36"><text:s/></text:span><text:span text:style-name="T26_37">for</text:span><text:span text:style-name="T26_38"><text:s/></text:span><text:span text:style-name="T26_39">it</text:span><text:span text:style-name="T26_40"><text:s/></text:span><text:span text:style-name="T26_41">around</text:span><text:span text:style-name="T26_42"><text:s/></text:span><text:span text:style-name="T26_43">property</text:span><text:span text:style-name="T26_44"><text:s/></text:span><text:span text:style-name="T26_45">instead</text:span><text:span text:style-name="T26_46"><text:s/></text:span><text:span text:style-name="T26_47">of</text:span><text:span text:style-name="T26_48"><text:s/></text:span><text:span text:style-name="T26_49">liberty</text:span><text:span text:style-name="T26_50">?<text:s text:c="2"/></text:span><text:span text:style-name="T26_51">The</text:span><text:span text:style-name="T26_52"><text:s/></text:span><text:span text:style-name="T26_53">case</text:span><text:span text:style-name="T26_54"><text:s/></text:span><text:span text:style-name="T26_55">for</text:span><text:span text:style-name="T26_56"><text:s/></text:span><text:span text:style-name="T26_57">open</text:span><text:span text:style-name="T26_58"><text:s/></text:span><text:span text:style-name="T26_59">science</text:span><text:span text:style-name="T26_60"><text:s/></text:span><text:span text:style-name="T26_61">becomes</text:span><text:span text:style-name="T26_62"><text:s/></text:span><text:span text:style-name="T26_63">the</text:span><text:span text:style-name="T26_64"><text:s/></text:span><text:span text:style-name="T26_65">case</text:span><text:span text:style-name="T26_66"><text:s/></text:span><text:span text:style-name="T26_67">for</text:span><text:span text:style-name="T26_68"><text:s/></text:span><text:span text:style-name="T26_69">public</text:span><text:span text:style-name="T26_70"><text:s/></text:span><text:span text:style-name="T26_71">knowledge</text:span><text:span text:style-name="T26_72">.<text:s text:c="2"/></text:span><text:span text:style-name="T26_73">The</text:span><text:span text:style-name="T26_74"><text:s/></text:span><text:span text:style-name="T26_75">case</text:span><text:span text:style-name="T26_76"><text:s/></text:span><text:span text:style-name="T26_77">for</text:span><text:span text:style-name="T26_78"><text:s/></text:span><text:span text:style-name="T26_79">free</text:span><text:span text:style-name="T26_80"><text:s/></text:span><text:span text:style-name="T26_81">distribution</text:span><text:span text:style-name="T26_82"><text:s/></text:span><text:span text:style-name="T26_83">of</text:span><text:span text:style-name="T26_84"><text:s/></text:span><text:span text:style-name="T26_85">art</text:span><text:span text:style-name="T26_86"><text:s/></text:span><text:span text:style-name="T26_87">and</text:span><text:span text:style-name="T26_88"><text:s/></text:span><text:span text:style-name="T26_89">literature</text:span><text:span text:style-name="T26_90"><text:s/></text:span><text:span text:style-name="T26_91">becomes</text:span><text:span text:style-name="T26_92"><text:s/></text:span><text:span text:style-name="T26_93">the</text:span><text:span text:style-name="T26_94"><text:s/></text:span><text:span text:style-name="T26_95">case</text:span><text:span text:style-name="T26_96"><text:s/></text:span><text:span text:style-name="T26_97">for</text:span><text:span text:style-name="T26_98"><text:s/></text:span><text:span text:style-name="T26_99">a</text:span><text:span text:style-name="T26_100"><text:s/></text:span><text:span text:style-name="T26_101">shared</text:span><text:span text:style-name="T26_102"><text:s/></text:span><text:span text:style-name="T26_103">yet</text:span><text:span text:style-name="T26_104"><text:s/></text:span><text:span text:style-name="T26_105">diversifying</text:span><text:span text:style-name="T26_106"><text:s/></text:span><text:span text:style-name="T26_107">culture</text:span><text:span text:style-name="T26_108">.<text:s text:c="2"/></text:span><text:span text:style-name="T26_109">And</text:span><text:span text:style-name="T26_110"><text:s/></text:span><text:span text:style-name="T26_111">the</text:span><text:span text:style-name="T26_112"><text:s/></text:span><text:span text:style-name="T26_113">case</text:span><text:span text:style-name="T26_114"><text:s/></text:span><text:span text:style-name="T26_115">for</text:span><text:span text:style-name="T26_116"><text:s/></text:span><text:span text:style-name="T26_117">free</text:span><text:span text:style-name="T26_118"><text:s/></text:span><text:span text:style-name="T26_119">software</text:span><text:span text:style-name="T26_120"><text:s/></text:span><text:span text:style-name="T26_121">becomes</text:span><text:span text:style-name="T26_122"><text:s/></text:span><text:span text:style-name="T26_123">the</text:span><text:span text:style-name="T26_124"><text:s/></text:span><text:span text:style-name="T26_125">case</text:span><text:span text:style-name="T26_126"><text:s/></text:span><text:span text:style-name="T26_127">for</text:span><text:span text:style-name="T26_128"><text:s/></text:span><text:span text:style-name="T26_129">collectively</text:span><text:span text:style-name="T26_130"><text:s/></text:span><text:span text:style-name="T26_131">built</text:span><text:span text:style-name="T26_132">,<text:s/></text:span><text:span text:style-name="T26_133">collectively</text:span><text:span text:style-name="T26_134"><text:s/></text:span><text:span text:style-name="T26_135">vetted</text:span><text:span text:style-name="T26_136">,<text:s/></text:span><text:span text:style-name="T26_137">collectively</text:span><text:span text:style-name="T26_138"><text:s/></text:span><text:span text:style-name="T26_139">owned</text:span><text:span text:style-name="T26_140"><text:s/></text:span><text:span text:style-name="T26_141">technology</text:span><text:span text:style-name="T26_142">.</text:span></text:p>
      <text:p text:style-name="P27"/>
      <text:p text:style-name="P28"><text:span text:style-name="T28_1">Free</text:span><text:span text:style-name="T28_2"><text:s/></text:span><text:span text:style-name="T28_3">culture</text:span><text:span text:style-name="T28_4">,<text:s/></text:span><text:span text:style-name="T28_5">then</text:span><text:span text:style-name="T28_6">,<text:s/></text:span><text:span text:style-name="T28_7">is</text:span><text:span text:style-name="T28_8"><text:s/></text:span><text:span text:style-name="T28_9">an</text:span><text:span text:style-name="T28_10"><text:s/></text:span><text:span text:style-name="T28_11">argument</text:span><text:span text:style-name="T28_12"><text:s/></text:span><text:span text:style-name="T28_13">for</text:span><text:span text:style-name="T28_14"><text:s/></text:span><text:span text:style-name="T28_15">universal</text:span><text:span text:style-name="T28_16"><text:s/></text:span><text:span text:style-name="T28_17">access</text:span><text:span text:style-name="T28_18"><text:s/></text:span><text:span text:style-name="T28_19">to</text:span><text:span text:style-name="T28_20"><text:s/></text:span><text:span text:style-name="T28_21">a</text:span><text:span text:style-name="T28_22"><text:s/></text:span><text:span text:style-name="T28_23">common</text:span><text:span text:style-name="T28_24"><text:s/></text:span><text:span text:style-name="T28_25">good</text:span><text:span text:style-name="T28_26">.<text:s text:c="2"/></text:span><text:span text:style-name="T28_27">Is</text:span><text:span text:style-name="T28_28"><text:s/></text:span><text:span text:style-name="T28_29">there</text:span><text:span text:style-name="T28_30"><text:s/></text:span><text:span text:style-name="T28_31">a</text:span><text:span text:style-name="T28_32"><text:s/></text:span><text:span text:style-name="T28_33">morally</text:span><text:span text:style-name="T28_34"><text:s/></text:span><text:span text:style-name="T28_35">and</text:span><text:span text:style-name="T28_36"><text:s/></text:span><text:span text:style-name="T28_37">intellectually</text:span><text:span text:style-name="T28_38"><text:s/></text:span><text:span text:style-name="T28_39">consistent</text:span><text:span text:style-name="T28_40"><text:s/></text:span><text:span text:style-name="T28_41">approach</text:span><text:span text:style-name="T28_42"><text:s/></text:span><text:span text:style-name="T28_43">that</text:span><text:span text:style-name="T28_44"><text:s/></text:span><text:span text:style-name="T28_45">advocates</text:span><text:span text:style-name="T28_46"><text:s/></text:span><text:span text:style-name="T28_47">for</text:span><text:span text:style-name="T28_48"><text:s/></text:span><text:span text:style-name="T28_49">the</text:span><text:span text:style-name="T28_50"><text:s/></text:span><text:span text:style-name="T28_51">common</text:span><text:span text:style-name="T28_52"><text:s/></text:span><text:span text:style-name="T28_53">good</text:span><text:span text:style-name="T28_54"><text:s/></text:span><text:span text:style-name="T28_55">of</text:span><text:span text:style-name="T28_56"><text:s/></text:span><text:span text:style-name="T28_57">free</text:span><text:span text:style-name="T28_58"><text:s/></text:span><text:span text:style-name="T28_59">culture</text:span><text:span text:style-name="T28_60"><text:s/></text:span><text:span text:style-name="T28_61">but</text:span><text:span text:style-name="T28_62"><text:s/></text:span><text:span text:style-name="T28_63">against</text:span><text:span text:style-name="T28_64"><text:s/></text:span><text:span text:style-name="T28_65">public</text:span><text:span text:style-name="T28_66"><text:s/></text:span><text:span text:style-name="T28_67">education</text:span><text:span text:style-name="T28_68">,<text:s/></text:span><text:span text:style-name="T28_69">universal</text:span><text:span text:style-name="T28_70"><text:s/></text:span><text:span text:style-name="T28_71">health</text:span><text:span text:style-name="T28_72"><text:s/></text:span><text:span text:style-name="T28_73">care</text:span><text:span text:style-name="T28_74">,<text:s/></text:span><text:span text:style-name="T28_75">guaranteed</text:span><text:span text:style-name="T28_76"><text:s/></text:span><text:span text:style-name="T28_77">housing</text:span><text:span text:style-name="T28_78">,<text:s/></text:span><text:span text:style-name="T28_79">basic</text:span><text:span text:style-name="T28_80"><text:s/></text:span><text:span text:style-name="T28_81">income</text:span><text:span text:style-name="T28_82"><text:s/></text:span><text:span text:style-name="T28_83">or</text:span><text:span text:style-name="T28_84"><text:s/></text:span><text:span text:style-name="T28_85">their</text:span><text:span text:style-name="T28_86"><text:s/></text:span><text:span text:style-name="T28_87">equivalents</text:span><text:span text:style-name="T28_88">?<text:s text:c="2"/></text:span><text:span text:style-name="T28_89">If</text:span><text:span text:style-name="T28_90"><text:s/></text:span><text:span text:style-name="T28_91">so</text:span><text:span text:style-name="T28_92">,<text:s/></text:span><text:span text:style-name="T28_93">I</text:span><text:span text:style-name="T28_94"><text:s/></text:span><text:span text:style-name="T28_95">am</text:span><text:span text:style-name="T28_96"><text:s/></text:span><text:span text:style-name="T28_97">not</text:span><text:span text:style-name="T28_98"><text:s/></text:span><text:span text:style-name="T28_99">aware</text:span><text:span text:style-name="T28_100"><text:s/></text:span><text:span text:style-name="T28_101">of</text:span><text:span text:style-name="T28_102"><text:s/></text:span><text:span text:style-name="T28_103">it</text:span><text:span text:style-name="T28_104">.</text:span></text:p>
      <text:p text:style-name="P29"/>
      <text:p text:style-name="P30"><text:span text:style-name="T30_1">This</text:span><text:span text:style-name="T30_2"><text:s/></text:span><text:span text:style-name="T30_3">is</text:span><text:span text:style-name="T30_4"><text:s/></text:span><text:span text:style-name="T30_5">not</text:span><text:span text:style-name="T30_6"><text:s/></text:span><text:span text:style-name="T30_7">just</text:span><text:span text:style-name="T30_8"><text:s/></text:span><text:span text:style-name="T30_9">a</text:span><text:span text:style-name="T30_10"><text:s/></text:span><text:span text:style-name="T30_11">moral</text:span><text:span text:style-name="T30_12"><text:s/></text:span><text:span text:style-name="T30_13">matter</text:span><text:span text:style-name="T30_14">,<text:s/></text:span><text:span text:style-name="T30_15">but</text:span><text:span text:style-name="T30_16"><text:s/></text:span><text:span text:style-name="T30_17">a</text:span><text:span text:style-name="T30_18"><text:s/></text:span><text:span text:style-name="T30_19">practical</text:span><text:span text:style-name="T30_20"><text:s/></text:span><text:span text:style-name="T30_21">one</text:span><text:span text:style-name="T30_22">.<text:s text:c="2"/></text:span><text:span text:style-name="T30_23">As</text:span><text:span text:style-name="T30_24"><text:s/></text:span><text:span text:style-name="T30_25">I</text:span><text:span text:style-name="T30_26"><text:s/></text:span><text:span text:style-name="T30_27">mentioned</text:span><text:span text:style-name="T30_28"><text:s/></text:span><text:span text:style-name="T30_29">above</text:span><text:span text:style-name="T30_30">,<text:s/></text:span><text:span text:style-name="T30_31">it</text:span><text:span text:style-name="T30_32"><text:s/></text:span><text:span text:style-name="T30_33">is</text:span><text:span text:style-name="T30_34"><text:s/></text:span><text:span text:style-name="T30_35">difficult</text:span><text:span text:style-name="T30_36"><text:s/></text:span><text:span text:style-name="T30_37">to</text:span><text:span text:style-name="T30_38"><text:s/></text:span><text:span text:style-name="T30_39">convince</text:span><text:span text:style-name="T30_40"><text:s/></text:span><text:span text:style-name="T30_41">people</text:span><text:span text:style-name="T30_42"><text:s/></text:span><text:span text:style-name="T30_43">to</text:span><text:span text:style-name="T30_44"><text:s/></text:span><text:span text:style-name="T30_45">give</text:span><text:span text:style-name="T30_46"><text:s/></text:span><text:span text:style-name="T30_47">away</text:span><text:span text:style-name="T30_48"><text:s/></text:span><text:span text:style-name="T30_49">their</text:span><text:span text:style-name="T30_50"><text:s/></text:span><text:span text:style-name="T30_51">labor</text:span><text:span text:style-name="T30_52"><text:s/></text:span><text:span text:style-name="T30_53">and</text:span><text:span text:style-name="T30_54"><text:s/></text:span><text:span text:style-name="T30_55">trust</text:span><text:span text:style-name="T30_56"><text:s/></text:span><text:span text:style-name="T30_57">it</text:span><text:span text:style-name="T30_58"><text:s/></text:span><text:span text:style-name="T30_59">will</text:span><text:span text:style-name="T30_60"><text:s/></text:span><text:span text:style-name="T30_61">work</text:span><text:span text:style-name="T30_62"><text:s/></text:span><text:span text:style-name="T30_63">out</text:span><text:span text:style-name="T30_64"><text:s/></text:span><text:span text:style-name="T30_65">fine</text:span><text:span text:style-name="T30_66"><text:s/></text:span><text:span text:style-name="T30_67">when</text:span><text:span text:style-name="T30_68"><text:s/></text:span><text:span text:style-name="T30_69">their</text:span><text:span text:style-name="T30_70"><text:s/></text:span><text:span text:style-name="T30_71">community</text:span><text:span text:style-name="T30_72"><text:s/></text:span><text:span text:style-name="T30_73">provides</text:span><text:span text:style-name="T30_74"><text:s/></text:span><text:span text:style-name="T30_75">no</text:span><text:span text:style-name="T30_76"><text:s/></text:span><text:span text:style-name="T30_77">safety</text:span><text:span text:style-name="T30_78"><text:s/></text:span><text:span text:style-name="T30_79">net</text:span><text:span text:style-name="T30_80">.<text:s text:c="2"/></text:span><text:span text:style-name="T30_81">More</text:span><text:span text:style-name="T30_82"><text:s/></text:span><text:span text:style-name="T30_83">alarmingly</text:span><text:span text:style-name="T30_84">,<text:s/></text:span><text:span text:style-name="T30_85">our</text:span><text:span text:style-name="T30_86"><text:s/></text:span><text:span text:style-name="T30_87">culture</text:span><text:span text:style-name="T30_88"><text:s/></text:span><text:span text:style-name="T30_89">of</text:span><text:span text:style-name="T30_90"><text:s/></text:span><text:span text:style-name="T30_91">scarcity</text:span><text:span text:style-name="T30_92"><text:s/></text:span><text:span text:style-name="T30_93">makes</text:span><text:span text:style-name="T30_94"><text:s/></text:span><text:span text:style-name="T30_95">it</text:span><text:span text:style-name="T30_96"><text:s/></text:span><text:span text:style-name="T30_97">difficult</text:span><text:span text:style-name="T30_98"><text:s/></text:span><text:span text:style-name="T30_99">to</text:span><text:span text:style-name="T30_100"><text:s/></text:span><text:span text:style-name="T30_101">find</text:span><text:span text:style-name="T30_102"><text:s/></text:span><text:span text:style-name="T30_103">the</text:span><text:span text:style-name="T30_104"><text:s/></text:span><text:span text:style-name="T30_105">time</text:span><text:span text:style-name="T30_106"><text:s/></text:span><text:span text:style-name="T30_107">and</text:span><text:span text:style-name="T30_108"><text:s/></text:span><text:span text:style-name="T30_109">energy</text:span><text:span text:style-name="T30_110"><text:s/></text:span><text:span text:style-name="T30_111">to</text:span><text:span text:style-name="T30_112"><text:s/></text:span><text:span text:style-name="T30_113">live</text:span><text:span text:style-name="T30_114"><text:s/></text:span><text:span text:style-name="T30_115">out</text:span><text:span text:style-name="T30_116"><text:s/></text:span><text:span text:style-name="T30_117">our</text:span><text:span text:style-name="T30_118"><text:s/></text:span><text:span text:style-name="T30_119">free</text:span><text:span text:style-name="T30_120"><text:s/></text:span><text:span text:style-name="T30_121">culture</text:span><text:span text:style-name="T30_122"><text:s/></text:span><text:span text:style-name="T30_123">principles</text:span><text:span text:style-name="T30_124">,<text:s/></text:span><text:span text:style-name="T30_125">however</text:span><text:span text:style-name="T30_126"><text:s/></text:span><text:span text:style-name="T30_127">much</text:span><text:span text:style-name="T30_128"><text:s/></text:span><text:span text:style-name="T30_129">we</text:span><text:span text:style-name="T30_130">’</text:span><text:span text:style-name="T30_131">d</text:span><text:span text:style-name="T30_132"><text:s/></text:span><text:span text:style-name="T30_133">like</text:span><text:span text:style-name="T30_134"><text:s/></text:span><text:span text:style-name="T30_135">to</text:span><text:span text:style-name="T30_136">.<text:s text:c="2"/></text:span><text:span text:style-name="T30_137">Our</text:span><text:span text:style-name="T30_138"><text:s/></text:span><text:span text:style-name="T30_139">labor</text:span><text:span text:style-name="T30_140"><text:s/></text:span><text:span text:style-name="T30_141">must</text:span><text:span text:style-name="T30_142"><text:s/></text:span><text:span text:style-name="T30_143">be</text:span><text:span text:style-name="T30_144"><text:s/></text:span><text:span text:style-name="T30_145">sold</text:span><text:span text:style-name="T30_146">,<text:s/></text:span><text:span text:style-name="T30_147">not</text:span><text:span text:style-name="T30_148"><text:s/></text:span><text:span text:style-name="T30_149">given</text:span><text:span text:style-name="T30_150">.<text:s text:c="2"/></text:span><text:span text:style-name="T30_151">And</text:span><text:span text:style-name="T30_152"><text:s/></text:span><text:span text:style-name="T30_153">so</text:span><text:span text:style-name="T30_154"><text:s/></text:span><text:span text:style-name="T30_155">high</text:span><text:span text:style-name="T30_156"><text:s/></text:span><text:span text:style-name="T30_157">priority</text:span><text:span text:style-name="T30_158"><text:s/></text:span><text:span text:style-name="T30_159">bugs</text:span><text:span text:style-name="T30_160"><text:s/></text:span><text:span text:style-name="T30_161">go</text:span><text:span text:style-name="T30_162"><text:s/></text:span><text:span text:style-name="T30_163">unfixed</text:span><text:span text:style-name="T30_164">,<text:s/></text:span><text:span text:style-name="T30_165">corners</text:span><text:span text:style-name="T30_166"><text:s/></text:span><text:span text:style-name="T30_167">are</text:span><text:span text:style-name="T30_168"><text:s/></text:span><text:span text:style-name="T30_169">cut</text:span><text:span text:style-name="T30_170"><text:s/></text:span><text:span text:style-name="T30_171">and</text:span><text:span text:style-name="T30_172"><text:s/></text:span><text:span text:style-name="T30_173">figures</text:span><text:span text:style-name="T30_174"><text:s/></text:span><text:span text:style-name="T30_175">are</text:span><text:span text:style-name="T30_176"><text:s/></text:span><text:span text:style-name="T30_177">fudged</text:span><text:span text:style-name="T30_178"><text:s/></text:span><text:span text:style-name="T30_179">in</text:span><text:span text:style-name="T30_180"><text:s/></text:span><text:span text:style-name="T30_181">research</text:span><text:span text:style-name="T30_182">,<text:s/></text:span><text:span text:style-name="T30_183">artists</text:span><text:span text:style-name="T30_184"><text:s/></text:span><text:span text:style-name="T30_185">write</text:span><text:span text:style-name="T30_186"><text:s/></text:span><text:span text:style-name="T30_187">advertisements</text:span><text:span text:style-name="T30_188"><text:s/></text:span><text:span text:style-name="T30_189">instead</text:span><text:span text:style-name="T30_190"><text:s/></text:span><text:span text:style-name="T30_191">of</text:span><text:span text:style-name="T30_192"><text:s/></text:span><text:span text:style-name="T30_193">novels</text:span><text:span text:style-name="T30_194">.<text:s text:c="2"/></text:span><text:span text:style-name="T30_195">Free</text:span><text:span text:style-name="T30_196"><text:s/></text:span><text:span text:style-name="T30_197">culture</text:span><text:span text:style-name="T30_198"><text:s/></text:span><text:span text:style-name="T30_199">advocates</text:span><text:span text:style-name="T30_200"><text:s/></text:span><text:span text:style-name="T30_201">choose</text:span><text:span text:style-name="T30_202"><text:s/></text:span><text:span text:style-name="T30_203">Apple</text:span><text:span text:style-name="T30_204"><text:s/></text:span><text:span text:style-name="T30_205">over</text:span><text:span text:style-name="T30_206"><text:s/></text:span><text:span text:style-name="T30_207">GNU</text:span><text:span text:style-name="T30_208">/</text:span><text:span text:style-name="T30_209">Linux</text:span><text:span text:style-name="T30_210">,<text:s/></text:span><text:span text:style-name="T30_211">finding</text:span><text:span text:style-name="T30_212"><text:s/></text:span><text:span text:style-name="T30_213">it</text:span><text:span text:style-name="T30_214"><text:s/></text:span><text:span text:style-name="T30_215">easier</text:span><text:span text:style-name="T30_216"><text:s/></text:span><text:span text:style-name="T30_217">to</text:span><text:span text:style-name="T30_218"><text:s/></text:span><text:span text:style-name="T30_219">use</text:span><text:span text:style-name="T30_220"><text:s/></text:span><text:span text:style-name="T30_221">and</text:span><text:span text:style-name="T30_222"><text:s/></text:span><text:span text:style-name="T30_223">more</text:span><text:span text:style-name="T30_224"><text:s/></text:span><text:span text:style-name="T30_225">reliable</text:span><text:span text:style-name="T30_226">.<text:s text:c="2"/></text:span></text:p>
      <text:p text:style-name="P31"/>
      <text:p text:style-name="P32"><text:span text:style-name="T32_1">We</text:span><text:span text:style-name="T32_2"><text:s/></text:span><text:span text:style-name="T32_3">live</text:span><text:span text:style-name="T32_4"><text:s/></text:span><text:span text:style-name="T32_5">in</text:span><text:span text:style-name="T32_6"><text:s/></text:span><text:span text:style-name="T32_7">alarming</text:span><text:span text:style-name="T32_8"><text:s/></text:span><text:span text:style-name="T32_9">times</text:span><text:span text:style-name="T32_10">.<text:s text:c="2"/></text:span><text:span text:style-name="T32_11">The</text:span><text:span text:style-name="T32_12"><text:s/></text:span><text:span text:style-name="T32_13">computers</text:span><text:span text:style-name="T32_14"><text:s/></text:span><text:span text:style-name="T32_15">with</text:span><text:span text:style-name="T32_16"><text:s/></text:span><text:span text:style-name="T32_17">which</text:span><text:span text:style-name="T32_18"><text:s/></text:span><text:span text:style-name="T32_19">we</text:span><text:span text:style-name="T32_20"><text:s/></text:span><text:span text:style-name="T32_21">create</text:span><text:span text:style-name="T32_22"><text:s/></text:span><text:span text:style-name="T32_23">these</text:span><text:span text:style-name="T32_24"><text:s/></text:span><text:span text:style-name="T32_25">digital</text:span><text:span text:style-name="T32_26"><text:s/></text:span><text:span text:style-name="T32_27">gifts</text:span><text:span text:style-name="T32_28"><text:s/></text:span><text:span text:style-name="T32_29">are</text:span><text:span text:style-name="T32_30"><text:s/></text:span><text:span text:style-name="T32_31">too</text:span><text:span text:style-name="T32_32"><text:s/></text:span><text:span text:style-name="T32_33">often</text:span><text:span text:style-name="T32_34"><text:s/></text:span><text:span text:style-name="T32_35">made</text:span><text:span text:style-name="T32_36"><text:s/></text:span><text:span text:style-name="T32_37">by</text:span><text:span text:style-name="T32_38"><text:s/></text:span><text:span text:style-name="T32_39">people</text:span><text:span text:style-name="T32_40"><text:s/></text:span><text:span text:style-name="T32_41">whose</text:span><text:span text:style-name="T32_42"><text:s/></text:span><text:span text:style-name="T32_43">basic</text:span><text:span text:style-name="T32_44"><text:s/></text:span><text:span text:style-name="T32_45">human</text:span><text:span text:style-name="T32_46"><text:s/></text:span><text:span text:style-name="T32_47">rights</text:span><text:span text:style-name="T32_48"><text:s/></text:span><text:span text:style-name="T32_49">we</text:span><text:span text:style-name="T32_50"><text:s/></text:span><text:span text:style-name="T32_51">abuse</text:span><text:span text:style-name="T32_52">,<text:s/></text:span><text:span text:style-name="T32_53">using</text:span><text:span text:style-name="T32_54"><text:s/></text:span><text:span text:style-name="T32_55">processes</text:span><text:span text:style-name="T32_56"><text:s/></text:span><text:span text:style-name="T32_57">which</text:span><text:span text:style-name="T32_58"><text:s/></text:span><text:span text:style-name="T32_59">blight</text:span><text:span text:style-name="T32_60"><text:s/></text:span><text:span text:style-name="T32_61">our</text:span><text:span text:style-name="T32_62"><text:s/></text:span><text:span text:style-name="T32_63">fundamental</text:span><text:span text:style-name="T32_64"><text:s/></text:span><text:span text:style-name="T32_65">common</text:span><text:span text:style-name="T32_66"><text:s/></text:span><text:span text:style-name="T32_67">good</text:span><text:span text:style-name="T32_68">:<text:s/></text:span><text:span text:style-name="T32_69">our</text:span><text:span text:style-name="T32_70"><text:s/></text:span><text:span text:style-name="T32_71">global</text:span><text:span text:style-name="T32_72"><text:s/></text:span><text:span text:style-name="T32_73">environment</text:span><text:span text:style-name="T32_74">.<text:s text:c="3"/></text:span><text:span text:style-name="T32_75">We</text:span><text:span text:style-name="T32_76"><text:s/></text:span><text:span text:style-name="T32_77">cannot</text:span><text:span text:style-name="T32_78"><text:s/></text:span><text:span text:style-name="T32_79">abstract</text:span><text:span text:style-name="T32_80"><text:s/></text:span><text:span text:style-name="T32_81">away</text:span><text:span text:style-name="T32_82"><text:s/></text:span><text:span text:style-name="T32_83">these</text:span><text:span text:style-name="T32_84"><text:s/></text:span><text:span text:style-name="T32_85">facts</text:span><text:span text:style-name="T32_86">;<text:s/></text:span><text:span text:style-name="T32_87">we</text:span><text:span text:style-name="T32_88"><text:s/></text:span><text:span text:style-name="T32_89">cannot</text:span><text:span text:style-name="T32_90"><text:s/></text:span><text:span text:style-name="T32_91">advocate</text:span><text:span text:style-name="T32_92"><text:s/></text:span><text:span text:style-name="T32_93">for</text:span><text:span text:style-name="T32_94"><text:s/></text:span><text:span text:style-name="T32_95">free</text:span><text:span text:style-name="T32_96"><text:s/></text:span><text:span text:style-name="T32_97">culture</text:span><text:span text:style-name="T32_98"><text:s/></text:span><text:span text:style-name="T32_99">as</text:span><text:span text:style-name="T32_100"><text:s/></text:span><text:span text:style-name="T32_101">though</text:span><text:span text:style-name="T32_102"><text:s/></text:span><text:span text:style-name="T32_103">in</text:span><text:span text:style-name="T32_104"><text:s/></text:span><text:span text:style-name="T32_105">a</text:span><text:span text:style-name="T32_106"><text:s/></text:span><text:span text:style-name="T32_107">vacuum</text:span><text:span text:style-name="T32_108">.<text:s text:c="2"/></text:span><text:span text:style-name="T32_109">We</text:span><text:span text:style-name="T32_110"><text:s/></text:span><text:span text:style-name="T32_111">must</text:span><text:span text:style-name="T32_112"><text:s/></text:span><text:span text:style-name="T32_113">advocate</text:span><text:span text:style-name="T32_114"><text:s/></text:span><text:span text:style-name="T32_115">for</text:span><text:span text:style-name="T32_116"><text:s/></text:span><text:span text:style-name="T32_117">the</text:span><text:span text:style-name="T32_118"><text:s/></text:span><text:span text:style-name="T32_119">common</text:span><text:span text:style-name="T32_120"><text:s/></text:span><text:span text:style-name="T32_121">good</text:span><text:span text:style-name="T32_122"><text:s/></text:span><text:span text:style-name="T32_123">in</text:span><text:span text:style-name="T32_124"><text:s/></text:span><text:span text:style-name="T32_125">all</text:span><text:span text:style-name="T32_126"><text:s/></text:span><text:span text:style-name="T32_127">of</text:span><text:span text:style-name="T32_128"><text:s/></text:span><text:span text:style-name="T32_129">its</text:span><text:span text:style-name="T32_130"><text:s/></text:span><text:span text:style-name="T32_131">forms</text:span><text:span text:style-name="T32_132"><text:s/>-<text:s/></text:span><text:span text:style-name="T32_133">digital</text:span><text:span text:style-name="T32_134">,<text:s/></text:span><text:span text:style-name="T32_135">social</text:span><text:span text:style-name="T32_136">,<text:s/></text:span><text:span text:style-name="T32_137">economic</text:span><text:span text:style-name="T32_138">,<text:s/></text:span><text:span text:style-name="T32_139">environmental</text:span><text:span text:style-name="T32_140"><text:s/>-<text:s/></text:span><text:span text:style-name="T32_141">before</text:span><text:span text:style-name="T32_142"><text:s/></text:span><text:span text:style-name="T32_143">the</text:span><text:span text:style-name="T32_144"><text:s/></text:span><text:span text:style-name="T32_145">cost</text:span><text:span text:style-name="T32_146"><text:s/></text:span><text:span text:style-name="T32_147">of</text:span><text:span text:style-name="T32_148"><text:s/></text:span><text:span text:style-name="T32_149">freedom</text:span><text:span text:style-name="T32_150"><text:s/></text:span><text:span text:style-name="T32_151">becomes</text:span><text:span text:style-name="T32_152"><text:s/></text:span><text:span text:style-name="T32_153">too</text:span><text:span text:style-name="T32_154"><text:s/></text:span><text:span text:style-name="T32_155">high</text:span><text:span text:style-name="T32_156"><text:s/></text:span><text:span text:style-name="T32_157">to</text:span><text:span text:style-name="T32_158"><text:s/></text:span><text:span text:style-name="T32_159">bear</text:span><text:span text:style-name="T32_160">.</text:span></text:p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